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.295cm" style:rel-column-width="734*"/>
    </style:style>
    <style:style style:name="Table1.B" style:family="table-column">
      <style:table-column-properties style:column-width="5.711cm" style:rel-column-width="3238*"/>
    </style:style>
    <style:style style:name="Table1.C" style:family="table-column">
      <style:table-column-properties style:column-width="5.179cm" style:rel-column-width="2936*"/>
    </style:style>
    <style:style style:name="Table1.D" style:family="table-column">
      <style:table-column-properties style:column-width="5.405cm" style:rel-column-width="3064*"/>
    </style:style>
    <style:style style:name="Table1.A1" style:family="table-cell">
      <style:table-cell-properties fo:background-color="#009598" fo:padding="0.097cm" fo:border-left="0.05pt solid #000000" fo:border-right="none" fo:border-top="none" fo:border-bottom="0.05pt solid #000000">
        <style:background-image/>
      </style:table-cell-properties>
    </style:style>
    <style:style style:name="Table1.D1" style:family="table-cell">
      <style:table-cell-properties fo:background-color="#009598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none" fo:border-top="none" fo:border-bottom="0.05pt solid #000000"/>
    </style:style>
    <style:style style:name="Table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none" fo:border-top="none" fo:border-bottom="0.05pt solid #000000"/>
    </style:style>
    <style:style style:name="Table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097cm" fo:border-left="0.05pt solid #000000" fo:border-right="none" fo:border-top="none" fo:border-bottom="0.05pt solid #000000"/>
    </style:style>
    <style:style style:name="Table1.B17" style:family="table-cell">
      <style:table-cell-properties fo:padding="0.097cm" fo:border-left="0.05pt solid #000000" fo:border-right="none" fo:border-top="none" fo:border-bottom="0.05pt solid #000000"/>
    </style:style>
    <style:style style:name="Table1.C17" style:family="table-cell">
      <style:table-cell-properties fo:padding="0.097cm" fo:border-left="0.05pt solid #000000" fo:border-right="none" fo:border-top="none" fo:border-bottom="0.05pt solid #000000"/>
    </style:style>
    <style:style style:name="Table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8" style:family="table-cell">
      <style:table-cell-properties fo:padding="0.097cm" fo:border-left="0.05pt solid #000000" fo:border-right="none" fo:border-top="none" fo:border-bottom="0.05pt solid #000000"/>
    </style:style>
    <style:style style:name="Table1.B18" style:family="table-cell">
      <style:table-cell-properties fo:padding="0.097cm" fo:border-left="0.05pt solid #000000" fo:border-right="none" fo:border-top="none" fo:border-bottom="0.05pt solid #000000"/>
    </style:style>
    <style:style style:name="Table1.C18" style:family="table-cell">
      <style:table-cell-properties fo:padding="0.097cm" fo:border-left="0.05pt solid #000000" fo:border-right="none" fo:border-top="none" fo:border-bottom="0.05pt solid #000000"/>
    </style:style>
    <style:style style:name="Table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9" style:family="table-cell">
      <style:table-cell-properties fo:padding="0.097cm" fo:border-left="0.05pt solid #000000" fo:border-right="none" fo:border-top="none" fo:border-bottom="0.05pt solid #000000"/>
    </style:style>
    <style:style style:name="Table1.B19" style:family="table-cell">
      <style:table-cell-properties fo:padding="0.097cm" fo:border-left="0.05pt solid #000000" fo:border-right="none" fo:border-top="none" fo:border-bottom="0.05pt solid #000000"/>
    </style:style>
    <style:style style:name="Table1.C19" style:family="table-cell">
      <style:table-cell-properties fo:padding="0.097cm" fo:border-left="0.05pt solid #000000" fo:border-right="none" fo:border-top="none" fo:border-bottom="0.05pt solid #000000"/>
    </style:style>
    <style:style style:name="Table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0" style:family="table-cell">
      <style:table-cell-properties fo:padding="0.097cm" fo:border-left="0.05pt solid #000000" fo:border-right="none" fo:border-top="none" fo:border-bottom="0.05pt solid #000000"/>
    </style:style>
    <style:style style:name="Table1.B20" style:family="table-cell">
      <style:table-cell-properties fo:padding="0.097cm" fo:border-left="0.05pt solid #000000" fo:border-right="none" fo:border-top="none" fo:border-bottom="0.05pt solid #000000"/>
    </style:style>
    <style:style style:name="Table1.C20" style:family="table-cell">
      <style:table-cell-properties fo:padding="0.097cm" fo:border-left="0.05pt solid #000000" fo:border-right="none" fo:border-top="none" fo:border-bottom="0.05pt solid #000000"/>
    </style:style>
    <style:style style:name="Table1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1" style:family="table-cell">
      <style:table-cell-properties fo:padding="0.097cm" fo:border-left="0.05pt solid #000000" fo:border-right="none" fo:border-top="none" fo:border-bottom="0.05pt solid #000000"/>
    </style:style>
    <style:style style:name="Table1.B21" style:family="table-cell">
      <style:table-cell-properties fo:padding="0.097cm" fo:border-left="0.05pt solid #000000" fo:border-right="none" fo:border-top="none" fo:border-bottom="0.05pt solid #000000"/>
    </style:style>
    <style:style style:name="Table1.C21" style:family="table-cell">
      <style:table-cell-properties fo:padding="0.097cm" fo:border-left="0.05pt solid #000000" fo:border-right="none" fo:border-top="none" fo:border-bottom="0.05pt solid #000000"/>
    </style:style>
    <style:style style:name="Table1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2" style:family="table-cell">
      <style:table-cell-properties fo:padding="0.097cm" fo:border-left="0.05pt solid #000000" fo:border-right="none" fo:border-top="none" fo:border-bottom="0.05pt solid #000000"/>
    </style:style>
    <style:style style:name="Table1.B22" style:family="table-cell">
      <style:table-cell-properties fo:padding="0.097cm" fo:border-left="0.05pt solid #000000" fo:border-right="none" fo:border-top="none" fo:border-bottom="0.05pt solid #000000"/>
    </style:style>
    <style:style style:name="Table1.C22" style:family="table-cell">
      <style:table-cell-properties fo:padding="0.097cm" fo:border-left="0.05pt solid #000000" fo:border-right="none" fo:border-top="none" fo:border-bottom="0.05pt solid #000000"/>
    </style:style>
    <style:style style:name="Table1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3" style:family="table-cell">
      <style:table-cell-properties fo:padding="0.097cm" fo:border-left="0.05pt solid #000000" fo:border-right="none" fo:border-top="none" fo:border-bottom="0.05pt solid #000000"/>
    </style:style>
    <style:style style:name="Table1.B23" style:family="table-cell">
      <style:table-cell-properties fo:padding="0.097cm" fo:border-left="0.05pt solid #000000" fo:border-right="none" fo:border-top="none" fo:border-bottom="0.05pt solid #000000"/>
    </style:style>
    <style:style style:name="Table1.C23" style:family="table-cell">
      <style:table-cell-properties fo:padding="0.097cm" fo:border-left="0.05pt solid #000000" fo:border-right="none" fo:border-top="none" fo:border-bottom="0.05pt solid #000000"/>
    </style:style>
    <style:style style:name="Table1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1.295cm" style:rel-column-width="734*"/>
    </style:style>
    <style:style style:name="Table2.B" style:family="table-column">
      <style:table-column-properties style:column-width="5.711cm" style:rel-column-width="3238*"/>
    </style:style>
    <style:style style:name="Table2.C" style:family="table-column">
      <style:table-column-properties style:column-width="5.179cm" style:rel-column-width="2936*"/>
    </style:style>
    <style:style style:name="Table2.D" style:family="table-column">
      <style:table-column-properties style:column-width="5.405cm" style:rel-column-width="3064*"/>
    </style:style>
    <style:style style:name="Table2.A1" style:family="table-cell">
      <style:table-cell-properties fo:background-color="#009598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background-color="#009598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none" fo:border-top="none" fo:border-bottom="0.05pt solid #000000"/>
    </style:style>
    <style:style style:name="Table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B7" style:family="table-cell">
      <style:table-cell-properties fo:padding="0.097cm" fo:border-left="0.05pt solid #000000" fo:border-right="none" fo:border-top="none" fo:border-bottom="0.05pt solid #000000"/>
    </style:style>
    <style:style style:name="Table2.C7" style:family="table-cell">
      <style:table-cell-properties fo:padding="0.097cm" fo:border-left="0.05pt solid #000000" fo:border-right="none" fo:border-top="none" fo:border-bottom="0.05pt solid #000000"/>
    </style:style>
    <style:style style:name="Table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8" style:family="table-cell">
      <style:table-cell-properties fo:padding="0.097cm" fo:border-left="0.05pt solid #000000" fo:border-right="none" fo:border-top="none" fo:border-bottom="0.05pt solid #000000"/>
    </style:style>
    <style:style style:name="Table2.B8" style:family="table-cell">
      <style:table-cell-properties fo:padding="0.097cm" fo:border-left="0.05pt solid #000000" fo:border-right="none" fo:border-top="none" fo:border-bottom="0.05pt solid #000000"/>
    </style:style>
    <style:style style:name="Table2.C8" style:family="table-cell">
      <style:table-cell-properties fo:padding="0.097cm" fo:border-left="0.05pt solid #000000" fo:border-right="none" fo:border-top="none" fo:border-bottom="0.05pt solid #000000"/>
    </style:style>
    <style:style style:name="Table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9" style:family="table-cell">
      <style:table-cell-properties fo:padding="0.097cm" fo:border-left="0.05pt solid #000000" fo:border-right="none" fo:border-top="none" fo:border-bottom="0.05pt solid #000000"/>
    </style:style>
    <style:style style:name="Table2.B9" style:family="table-cell">
      <style:table-cell-properties fo:padding="0.097cm" fo:border-left="0.05pt solid #000000" fo:border-right="none" fo:border-top="none" fo:border-bottom="0.05pt solid #000000"/>
    </style:style>
    <style:style style:name="Table2.C9" style:family="table-cell">
      <style:table-cell-properties fo:padding="0.097cm" fo:border-left="0.05pt solid #000000" fo:border-right="none" fo:border-top="none" fo:border-bottom="0.05pt solid #000000"/>
    </style:style>
    <style:style style:name="Table2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0" style:family="table-cell">
      <style:table-cell-properties fo:padding="0.097cm" fo:border-left="0.05pt solid #000000" fo:border-right="none" fo:border-top="none" fo:border-bottom="0.05pt solid #000000"/>
    </style:style>
    <style:style style:name="Table2.B10" style:family="table-cell">
      <style:table-cell-properties fo:padding="0.097cm" fo:border-left="0.05pt solid #000000" fo:border-right="none" fo:border-top="none" fo:border-bottom="0.05pt solid #000000"/>
    </style:style>
    <style:style style:name="Table2.C10" style:family="table-cell">
      <style:table-cell-properties fo:padding="0.097cm" fo:border-left="0.05pt solid #000000" fo:border-right="none" fo:border-top="none" fo:border-bottom="0.05pt solid #000000"/>
    </style:style>
    <style:style style:name="Table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1" style:family="table-cell">
      <style:table-cell-properties fo:padding="0.097cm" fo:border-left="0.05pt solid #000000" fo:border-right="none" fo:border-top="none" fo:border-bottom="0.05pt solid #000000"/>
    </style:style>
    <style:style style:name="Table2.B11" style:family="table-cell">
      <style:table-cell-properties fo:padding="0.097cm" fo:border-left="0.05pt solid #000000" fo:border-right="none" fo:border-top="none" fo:border-bottom="0.05pt solid #000000"/>
    </style:style>
    <style:style style:name="Table2.C11" style:family="table-cell">
      <style:table-cell-properties fo:padding="0.097cm" fo:border-left="0.05pt solid #000000" fo:border-right="none" fo:border-top="none" fo:border-bottom="0.05pt solid #000000"/>
    </style:style>
    <style:style style:name="Table2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2" style:family="table-cell">
      <style:table-cell-properties fo:padding="0.097cm" fo:border-left="0.05pt solid #000000" fo:border-right="none" fo:border-top="none" fo:border-bottom="0.05pt solid #000000"/>
    </style:style>
    <style:style style:name="Table2.B12" style:family="table-cell">
      <style:table-cell-properties fo:padding="0.097cm" fo:border-left="0.05pt solid #000000" fo:border-right="none" fo:border-top="none" fo:border-bottom="0.05pt solid #000000"/>
    </style:style>
    <style:style style:name="Table2.C12" style:family="table-cell">
      <style:table-cell-properties fo:padding="0.097cm" fo:border-left="0.05pt solid #000000" fo:border-right="none" fo:border-top="none" fo:border-bottom="0.05pt solid #000000"/>
    </style:style>
    <style:style style:name="Table2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3" style:family="table-cell">
      <style:table-cell-properties fo:padding="0.097cm" fo:border-left="0.05pt solid #000000" fo:border-right="none" fo:border-top="none" fo:border-bottom="0.05pt solid #000000"/>
    </style:style>
    <style:style style:name="Table2.B13" style:family="table-cell">
      <style:table-cell-properties fo:padding="0.097cm" fo:border-left="0.05pt solid #000000" fo:border-right="none" fo:border-top="none" fo:border-bottom="0.05pt solid #000000"/>
    </style:style>
    <style:style style:name="Table2.C13" style:family="table-cell">
      <style:table-cell-properties fo:padding="0.097cm" fo:border-left="0.05pt solid #000000" fo:border-right="none" fo:border-top="none" fo:border-bottom="0.05pt solid #000000"/>
    </style:style>
    <style:style style:name="Table2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1.295cm" style:rel-column-width="734*"/>
    </style:style>
    <style:style style:name="Table3.B" style:family="table-column">
      <style:table-column-properties style:column-width="5.711cm" style:rel-column-width="3238*"/>
    </style:style>
    <style:style style:name="Table3.C" style:family="table-column">
      <style:table-column-properties style:column-width="5.179cm" style:rel-column-width="2936*"/>
    </style:style>
    <style:style style:name="Table3.D" style:family="table-column">
      <style:table-column-properties style:column-width="5.405cm" style:rel-column-width="3064*"/>
    </style:style>
    <style:style style:name="Table3.A1" style:family="table-cell">
      <style:table-cell-properties fo:background-color="#009598" fo:padding="0.097cm" fo:border-left="0.05pt solid #000000" fo:border-right="none" fo:border-top="none" fo:border-bottom="0.05pt solid #000000">
        <style:background-image/>
      </style:table-cell-properties>
    </style:style>
    <style:style style:name="Table3.D1" style:family="table-cell">
      <style:table-cell-properties fo:background-color="#009598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3.C3" style:family="table-cell">
      <style:table-cell-properties fo:padding="0.097cm" fo:border-left="0.05pt solid #000000" fo:border-right="none" fo:border-top="none" fo:border-bottom="0.05pt solid #000000"/>
    </style:style>
    <style:style style:name="Table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B4" style:family="table-cell">
      <style:table-cell-properties fo:padding="0.097cm" fo:border-left="0.05pt solid #000000" fo:border-right="none" fo:border-top="none" fo:border-bottom="0.05pt solid #000000"/>
    </style:style>
    <style:style style:name="Table3.C4" style:family="table-cell">
      <style:table-cell-properties fo:padding="0.097cm" fo:border-left="0.05pt solid #000000" fo:border-right="none" fo:border-top="none" fo:border-bottom="0.05pt solid #000000"/>
    </style:style>
    <style:style style:name="Table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B5" style:family="table-cell">
      <style:table-cell-properties fo:padding="0.097cm" fo:border-left="0.05pt solid #000000" fo:border-right="none" fo:border-top="none" fo:border-bottom="0.05pt solid #000000"/>
    </style:style>
    <style:style style:name="Table3.C5" style:family="table-cell">
      <style:table-cell-properties fo:padding="0.097cm" fo:border-left="0.05pt solid #000000" fo:border-right="none" fo:border-top="none" fo:border-bottom="0.05pt solid #000000"/>
    </style:style>
    <style:style style:name="Table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B6" style:family="table-cell">
      <style:table-cell-properties fo:padding="0.097cm" fo:border-left="0.05pt solid #000000" fo:border-right="none" fo:border-top="none" fo:border-bottom="0.05pt solid #000000"/>
    </style:style>
    <style:style style:name="Table3.C6" style:family="table-cell">
      <style:table-cell-properties fo:padding="0.097cm" fo:border-left="0.05pt solid #000000" fo:border-right="none" fo:border-top="none" fo:border-bottom="0.05pt solid #000000"/>
    </style:style>
    <style:style style:name="Table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7" style:family="table-cell">
      <style:table-cell-properties fo:padding="0.097cm" fo:border-left="0.05pt solid #000000" fo:border-right="none" fo:border-top="none" fo:border-bottom="0.05pt solid #000000"/>
    </style:style>
    <style:style style:name="Table3.B7" style:family="table-cell">
      <style:table-cell-properties fo:padding="0.097cm" fo:border-left="0.05pt solid #000000" fo:border-right="none" fo:border-top="none" fo:border-bottom="0.05pt solid #000000"/>
    </style:style>
    <style:style style:name="Table3.C7" style:family="table-cell">
      <style:table-cell-properties fo:padding="0.097cm" fo:border-left="0.05pt solid #000000" fo:border-right="none" fo:border-top="none" fo:border-bottom="0.05pt solid #000000"/>
    </style:style>
    <style:style style:name="Table3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8" style:family="table-cell">
      <style:table-cell-properties fo:padding="0.097cm" fo:border-left="0.05pt solid #000000" fo:border-right="none" fo:border-top="none" fo:border-bottom="0.05pt solid #000000"/>
    </style:style>
    <style:style style:name="Table3.B8" style:family="table-cell">
      <style:table-cell-properties fo:padding="0.097cm" fo:border-left="0.05pt solid #000000" fo:border-right="none" fo:border-top="none" fo:border-bottom="0.05pt solid #000000"/>
    </style:style>
    <style:style style:name="Table3.C8" style:family="table-cell">
      <style:table-cell-properties fo:padding="0.097cm" fo:border-left="0.05pt solid #000000" fo:border-right="none" fo:border-top="none" fo:border-bottom="0.05pt solid #000000"/>
    </style:style>
    <style:style style:name="Table3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9" style:family="table-cell">
      <style:table-cell-properties fo:padding="0.097cm" fo:border-left="0.05pt solid #000000" fo:border-right="none" fo:border-top="none" fo:border-bottom="0.05pt solid #000000"/>
    </style:style>
    <style:style style:name="Table3.B9" style:family="table-cell">
      <style:table-cell-properties fo:padding="0.097cm" fo:border-left="0.05pt solid #000000" fo:border-right="none" fo:border-top="none" fo:border-bottom="0.05pt solid #000000"/>
    </style:style>
    <style:style style:name="Table3.C9" style:family="table-cell">
      <style:table-cell-properties fo:padding="0.097cm" fo:border-left="0.05pt solid #000000" fo:border-right="none" fo:border-top="none" fo:border-bottom="0.05pt solid #000000"/>
    </style:style>
    <style:style style:name="Table3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0" style:family="table-cell">
      <style:table-cell-properties fo:padding="0.097cm" fo:border-left="0.05pt solid #000000" fo:border-right="none" fo:border-top="none" fo:border-bottom="0.05pt solid #000000"/>
    </style:style>
    <style:style style:name="Table3.B10" style:family="table-cell">
      <style:table-cell-properties fo:padding="0.097cm" fo:border-left="0.05pt solid #000000" fo:border-right="none" fo:border-top="none" fo:border-bottom="0.05pt solid #000000"/>
    </style:style>
    <style:style style:name="Table3.C10" style:family="table-cell">
      <style:table-cell-properties fo:padding="0.097cm" fo:border-left="0.05pt solid #000000" fo:border-right="none" fo:border-top="none" fo:border-bottom="0.05pt solid #000000"/>
    </style:style>
    <style:style style:name="Table3.D10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11" style:family="table-cell">
      <style:table-cell-properties fo:padding="0.097cm" fo:border-left="0.05pt solid #000000" fo:border-right="none" fo:border-top="none" fo:border-bottom="0.05pt solid #000000"/>
    </style:style>
    <style:style style:name="Table3.B11" style:family="table-cell">
      <style:table-cell-properties fo:padding="0.097cm" fo:border-left="0.05pt solid #000000" fo:border-right="none" fo:border-top="none" fo:border-bottom="0.05pt solid #000000"/>
    </style:style>
    <style:style style:name="Table3.C11" style:family="table-cell">
      <style:table-cell-properties fo:padding="0.097cm" fo:border-left="0.05pt solid #000000" fo:border-right="none" fo:border-top="none" fo:border-bottom="0.05pt solid #000000"/>
    </style:style>
    <style:style style:name="Table3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2" style:family="table-cell">
      <style:table-cell-properties fo:padding="0.097cm" fo:border-left="0.05pt solid #000000" fo:border-right="none" fo:border-top="none" fo:border-bottom="0.05pt solid #000000"/>
    </style:style>
    <style:style style:name="Table3.B12" style:family="table-cell">
      <style:table-cell-properties fo:padding="0.097cm" fo:border-left="0.05pt solid #000000" fo:border-right="none" fo:border-top="none" fo:border-bottom="0.05pt solid #000000"/>
    </style:style>
    <style:style style:name="Table3.C12" style:family="table-cell">
      <style:table-cell-properties fo:padding="0.097cm" fo:border-left="0.05pt solid #000000" fo:border-right="none" fo:border-top="none" fo:border-bottom="0.05pt solid #000000"/>
    </style:style>
    <style:style style:name="Table3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3" style:family="table-cell">
      <style:table-cell-properties fo:padding="0.097cm" fo:border-left="0.05pt solid #000000" fo:border-right="none" fo:border-top="none" fo:border-bottom="0.05pt solid #000000"/>
    </style:style>
    <style:style style:name="Table3.B13" style:family="table-cell">
      <style:table-cell-properties fo:padding="0.097cm" fo:border-left="0.05pt solid #000000" fo:border-right="none" fo:border-top="none" fo:border-bottom="0.05pt solid #000000"/>
    </style:style>
    <style:style style:name="Table3.C13" style:family="table-cell">
      <style:table-cell-properties fo:padding="0.097cm" fo:border-left="0.05pt solid #000000" fo:border-right="none" fo:border-top="none" fo:border-bottom="0.05pt solid #000000"/>
    </style:style>
    <style:style style:name="Table3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4" style:family="table-cell">
      <style:table-cell-properties fo:padding="0.097cm" fo:border-left="0.05pt solid #000000" fo:border-right="none" fo:border-top="none" fo:border-bottom="0.05pt solid #000000"/>
    </style:style>
    <style:style style:name="Table3.B14" style:family="table-cell">
      <style:table-cell-properties fo:padding="0.097cm" fo:border-left="0.05pt solid #000000" fo:border-right="none" fo:border-top="none" fo:border-bottom="0.05pt solid #000000"/>
    </style:style>
    <style:style style:name="Table3.C14" style:family="table-cell">
      <style:table-cell-properties fo:padding="0.097cm" fo:border-left="0.05pt solid #000000" fo:border-right="none" fo:border-top="none" fo:border-bottom="0.05pt solid #000000"/>
    </style:style>
    <style:style style:name="Table3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5" style:family="table-cell">
      <style:table-cell-properties fo:padding="0.097cm" fo:border-left="0.05pt solid #000000" fo:border-right="none" fo:border-top="none" fo:border-bottom="0.05pt solid #000000"/>
    </style:style>
    <style:style style:name="Table3.B15" style:family="table-cell">
      <style:table-cell-properties fo:padding="0.097cm" fo:border-left="0.05pt solid #000000" fo:border-right="none" fo:border-top="none" fo:border-bottom="0.05pt solid #000000"/>
    </style:style>
    <style:style style:name="Table3.C15" style:family="table-cell">
      <style:table-cell-properties fo:padding="0.097cm" fo:border-left="0.05pt solid #000000" fo:border-right="none" fo:border-top="none" fo:border-bottom="0.05pt solid #000000"/>
    </style:style>
    <style:style style:name="Table3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6" style:family="table-cell">
      <style:table-cell-properties fo:padding="0.097cm" fo:border-left="0.05pt solid #000000" fo:border-right="none" fo:border-top="none" fo:border-bottom="0.05pt solid #000000"/>
    </style:style>
    <style:style style:name="Table3.B16" style:family="table-cell">
      <style:table-cell-properties fo:padding="0.097cm" fo:border-left="0.05pt solid #000000" fo:border-right="none" fo:border-top="none" fo:border-bottom="0.05pt solid #000000"/>
    </style:style>
    <style:style style:name="Table3.C16" style:family="table-cell">
      <style:table-cell-properties fo:padding="0.097cm" fo:border-left="0.05pt solid #000000" fo:border-right="none" fo:border-top="none" fo:border-bottom="0.05pt solid #000000"/>
    </style:style>
    <style:style style:name="Table3.D1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b5ce5" officeooo:paragraph-rsid="001b5ce5"/>
    </style:style>
    <style:style style:name="P2" style:family="paragraph" style:parent-style-name="Standard">
      <style:paragraph-properties fo:text-align="center" style:justify-single-word="false"/>
      <style:text-properties officeooo:rsid="001b5ce5" officeooo:paragraph-rsid="001f0c21"/>
    </style:style>
    <style:style style:name="P3" style:family="paragraph" style:parent-style-name="Standard">
      <style:paragraph-properties fo:text-align="center" style:justify-single-word="false"/>
      <style:text-properties officeooo:rsid="001b5ce5" officeooo:paragraph-rsid="002d6db4"/>
    </style:style>
    <style:style style:name="P4" style:family="paragraph" style:parent-style-name="Standard">
      <style:paragraph-properties fo:text-align="start" style:justify-single-word="false"/>
      <style:text-properties officeooo:rsid="001b5ce5" officeooo:paragraph-rsid="001f0c21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officeooo:paragraph-rsid="001cac58"/>
    </style:style>
    <style:style style:name="P7" style:family="paragraph" style:parent-style-name="Standard">
      <style:paragraph-properties fo:text-align="start" style:justify-single-word="false"/>
      <style:text-properties officeooo:paragraph-rsid="001f0c21"/>
    </style:style>
    <style:style style:name="P8" style:family="paragraph" style:parent-style-name="Standard" style:list-style-name="L2">
      <style:paragraph-properties fo:text-align="start" style:justify-single-word="false"/>
      <style:text-properties officeooo:paragraph-rsid="001b5ce5"/>
    </style:style>
    <style:style style:name="P9" style:family="paragraph" style:parent-style-name="Standard" style:list-style-name="L3">
      <style:paragraph-properties fo:text-align="start" style:justify-single-word="false"/>
      <style:text-properties officeooo:paragraph-rsid="001b5ce5"/>
    </style:style>
    <style:style style:name="P10" style:family="paragraph" style:parent-style-name="Standard" style:list-style-name="L4">
      <style:paragraph-properties fo:text-align="start" style:justify-single-word="false"/>
      <style:text-properties officeooo:paragraph-rsid="001f0c21"/>
    </style:style>
    <style:style style:name="P11" style:family="paragraph" style:parent-style-name="Standard" style:list-style-name="L4">
      <style:paragraph-properties fo:text-align="start" style:justify-single-word="false"/>
      <style:text-properties officeooo:paragraph-rsid="002d6db4"/>
    </style:style>
    <style:style style:name="P12" style:family="paragraph" style:parent-style-name="Standard" style:list-style-name="L5">
      <style:paragraph-properties fo:text-align="start" style:justify-single-word="false"/>
      <style:text-properties officeooo:paragraph-rsid="001f0c21"/>
    </style:style>
    <style:style style:name="P13" style:family="paragraph" style:parent-style-name="Standard" style:list-style-name="L6">
      <style:paragraph-properties fo:text-align="start" style:justify-single-word="false"/>
      <style:text-properties officeooo:paragraph-rsid="001f0c21"/>
    </style:style>
    <style:style style:name="P14" style:family="paragraph" style:parent-style-name="Standard" style:list-style-name="L7">
      <style:paragraph-properties fo:text-align="start" style:justify-single-word="false"/>
      <style:text-properties officeooo:paragraph-rsid="001f0c21"/>
    </style:style>
    <style:style style:name="P15" style:family="paragraph" style:parent-style-name="Standard" style:list-style-name="L8">
      <style:paragraph-properties fo:text-align="start" style:justify-single-word="false"/>
      <style:text-properties officeooo:paragraph-rsid="002d6db4"/>
    </style:style>
    <style:style style:name="P16" style:family="paragraph" style:parent-style-name="Standard">
      <style:paragraph-properties fo:text-align="start" style:justify-single-word="false"/>
      <style:text-properties officeooo:paragraph-rsid="002d6db4"/>
    </style:style>
    <style:style style:name="P17" style:family="paragraph" style:parent-style-name="Standard">
      <style:paragraph-properties fo:text-align="center" style:justify-single-word="false"/>
      <style:text-properties officeooo:rsid="001f0c21" officeooo:paragraph-rsid="001f0c21"/>
    </style:style>
    <style:style style:name="P18" style:family="paragraph" style:parent-style-name="Standard">
      <style:paragraph-properties fo:text-align="center" style:justify-single-word="false"/>
      <style:text-properties fo:color="#009598" fo:font-size="32pt" officeooo:rsid="001b5ce5" officeooo:paragraph-rsid="001b5ce5" style:font-size-asian="32pt" style:font-size-complex="32pt"/>
    </style:style>
    <style:style style:name="P19" style:family="paragraph" style:parent-style-name="Standard">
      <style:paragraph-properties fo:text-align="center" style:justify-single-word="false"/>
      <style:text-properties fo:color="#009598" fo:font-size="32pt" officeooo:rsid="001f0c21" officeooo:paragraph-rsid="001f0c21" style:font-size-asian="32pt" style:font-size-complex="32pt"/>
    </style:style>
    <style:style style:name="P20" style:family="paragraph" style:parent-style-name="Standard">
      <style:paragraph-properties fo:text-align="center" style:justify-single-word="false"/>
      <style:text-properties fo:color="#009598" fo:font-size="32pt" fo:font-weight="normal" officeooo:rsid="001b5ce5" officeooo:paragraph-rsid="002d6db4" style:font-size-asian="32pt" style:font-weight-asian="normal" style:font-size-complex="32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color="#ed1c24" fo:font-size="14pt" fo:font-weight="bold" officeooo:rsid="001b5ce5" officeooo:paragraph-rsid="001b5ce5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ed1c24" fo:font-size="14pt" fo:font-weight="bold" officeooo:rsid="001b5ce5" officeooo:paragraph-rsid="001f0c21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ed1c24" fo:font-size="14pt" fo:font-weight="bold" officeooo:rsid="001b5ce5" officeooo:paragraph-rsid="001fdd1b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center" style:justify-single-word="false"/>
      <style:text-properties fo:color="#ed1c24" fo:font-size="14pt" fo:font-weight="bold" officeooo:rsid="001b5ce5" officeooo:paragraph-rsid="00239740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center" style:justify-single-word="false"/>
      <style:text-properties fo:color="#ed1c24" fo:font-size="14pt" fo:font-weight="bold" officeooo:rsid="001b5ce5" officeooo:paragraph-rsid="002d6db4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center" style:justify-single-word="false"/>
      <style:text-properties fo:color="#ed1c24" fo:font-size="14pt" fo:font-weight="bold" officeooo:rsid="001b5ce5" officeooo:paragraph-rsid="00308532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0" fo:font-size="12pt" fo:font-weight="normal" officeooo:rsid="001fdd1b" officeooo:paragraph-rsid="001fdd1b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size="12pt" fo:font-weight="normal" officeooo:rsid="001fdd1b" officeooo:paragraph-rsid="002145b6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size="12pt" fo:font-weight="normal" officeooo:rsid="001fdd1b" officeooo:paragraph-rsid="0021cb51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size="12pt" fo:font-weight="normal" officeooo:rsid="001fdd1b" officeooo:paragraph-rsid="00239740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size="12pt" fo:font-weight="normal" officeooo:rsid="001fdd1b" officeooo:paragraph-rsid="00249533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size="12pt" fo:font-weight="normal" officeooo:rsid="001fdd1b" officeooo:paragraph-rsid="0025cacb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size="12pt" fo:font-weight="normal" officeooo:rsid="001fdd1b" officeooo:paragraph-rsid="002b75bf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font-size="12pt" fo:font-weight="normal" officeooo:rsid="001fdd1b" officeooo:paragraph-rsid="00308532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fo:font-size="12pt" fo:font-weight="normal" officeooo:rsid="001fdd1b" officeooo:paragraph-rsid="0030e89c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fo:font-size="12pt" fo:font-weight="normal" officeooo:rsid="001fdd1b" officeooo:paragraph-rsid="0032e7e3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fo:font-size="12pt" fo:font-weight="normal" officeooo:rsid="00239740" officeooo:paragraph-rsid="00239740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fo:font-size="12pt" fo:font-weight="normal" officeooo:rsid="00239740" officeooo:paragraph-rsid="00249533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fo:font-size="11pt" fo:font-weight="normal" officeooo:rsid="001fdd1b" officeooo:paragraph-rsid="0021cb51" style:font-size-asian="11pt" style:font-weight-asian="normal" style:font-size-complex="11pt" style:font-weight-complex="normal"/>
    </style:style>
    <style:style style:name="P40" style:family="paragraph" style:parent-style-name="Table_20_Contents">
      <style:paragraph-properties fo:text-align="center" style:justify-single-word="false"/>
    </style:style>
    <style:style style:name="P41" style:family="paragraph" style:parent-style-name="Table_20_Contents">
      <style:paragraph-properties fo:text-align="center" style:justify-single-word="false"/>
      <style:text-properties officeooo:paragraph-rsid="001f0c21"/>
    </style:style>
    <style:style style:name="P42" style:family="paragraph" style:parent-style-name="Table_20_Contents">
      <style:paragraph-properties fo:text-align="center" style:justify-single-word="false"/>
      <style:text-properties officeooo:paragraph-rsid="002d6db4"/>
    </style:style>
    <style:style style:name="P43" style:family="paragraph" style:parent-style-name="Table_20_Contents">
      <style:paragraph-properties fo:text-align="center" style:justify-single-word="false"/>
      <style:text-properties officeooo:rsid="001b5ce5" officeooo:paragraph-rsid="001b5ce5"/>
    </style:style>
    <style:style style:name="P44" style:family="paragraph" style:parent-style-name="Table_20_Contents">
      <style:paragraph-properties fo:text-align="center" style:justify-single-word="false"/>
      <style:text-properties officeooo:rsid="001b5ce5" officeooo:paragraph-rsid="001f0c21"/>
    </style:style>
    <style:style style:name="P45" style:family="paragraph" style:parent-style-name="Table_20_Contents">
      <style:paragraph-properties fo:text-align="center" style:justify-single-word="false"/>
      <style:text-properties officeooo:rsid="001b5ce5" officeooo:paragraph-rsid="002d6db4"/>
    </style:style>
    <style:style style:name="P46" style:family="paragraph" style:parent-style-name="Table_20_Contents">
      <style:paragraph-properties fo:text-align="center" style:justify-single-word="false"/>
      <style:text-properties officeooo:rsid="001bbfd2" officeooo:paragraph-rsid="001bbfd2"/>
    </style:style>
    <style:style style:name="P47" style:family="paragraph" style:parent-style-name="Table_20_Contents">
      <style:paragraph-properties fo:text-align="center" style:justify-single-word="false"/>
      <style:text-properties officeooo:rsid="001bbfd2" officeooo:paragraph-rsid="001f0c21"/>
    </style:style>
    <style:style style:name="P48" style:family="paragraph" style:parent-style-name="Table_20_Contents">
      <style:paragraph-properties fo:text-align="center" style:justify-single-word="false"/>
      <style:text-properties officeooo:rsid="001bbfd2" officeooo:paragraph-rsid="002d6db4"/>
    </style:style>
    <style:style style:name="P49" style:family="paragraph" style:parent-style-name="Table_20_Contents">
      <style:paragraph-properties fo:text-align="center" style:justify-single-word="false"/>
      <style:text-properties officeooo:rsid="001cac58" officeooo:paragraph-rsid="001cac58"/>
    </style:style>
    <style:style style:name="P50" style:family="paragraph" style:parent-style-name="Table_20_Contents">
      <style:paragraph-properties fo:text-align="center" style:justify-single-word="false"/>
      <style:text-properties officeooo:rsid="001cac58" officeooo:paragraph-rsid="001f0c21"/>
    </style:style>
    <style:style style:name="P51" style:family="paragraph" style:parent-style-name="Table_20_Contents">
      <style:paragraph-properties fo:text-align="center" style:justify-single-word="false"/>
      <style:text-properties officeooo:rsid="001cac58" officeooo:paragraph-rsid="002d6db4"/>
    </style:style>
    <style:style style:name="P52" style:family="paragraph" style:parent-style-name="Table_20_Contents">
      <style:paragraph-properties fo:text-align="center" style:justify-single-word="false"/>
      <style:text-properties officeooo:rsid="001d4e09" officeooo:paragraph-rsid="001d4e09"/>
    </style:style>
    <style:style style:name="P53" style:family="paragraph" style:parent-style-name="Table_20_Contents">
      <style:paragraph-properties fo:text-align="center" style:justify-single-word="false"/>
      <style:text-properties fo:color="#ffffff" fo:font-size="12pt" fo:font-weight="bold" officeooo:rsid="001b5ce5" officeooo:paragraph-rsid="001b5ce5" style:font-size-asian="12pt" style:font-weight-asian="bold" style:font-size-complex="12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color="#ffffff" fo:font-size="12pt" fo:font-weight="bold" officeooo:rsid="001b5ce5" officeooo:paragraph-rsid="001f0c21" style:font-size-asian="12pt" style:font-weight-asian="bold" style:font-size-complex="12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color="#ffffff" fo:font-size="12pt" fo:font-weight="bold" officeooo:rsid="001b5ce5" officeooo:paragraph-rsid="002d6db4" style:font-size-asian="12pt" style:font-weight-asian="bold" style:font-size-complex="12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officeooo:rsid="001edcc5" officeooo:paragraph-rsid="001f0c21"/>
    </style:style>
    <style:style style:name="P57" style:family="paragraph" style:parent-style-name="Table_20_Contents">
      <style:paragraph-properties fo:text-align="center" style:justify-single-word="false"/>
      <style:text-properties officeooo:rsid="0026171e" officeooo:paragraph-rsid="0026171e"/>
    </style:style>
    <style:style style:name="P58" style:family="paragraph" style:parent-style-name="Table_20_Contents">
      <style:paragraph-properties fo:text-align="center" style:justify-single-word="false"/>
      <style:text-properties officeooo:rsid="0026171e" officeooo:paragraph-rsid="002d6db4"/>
    </style:style>
    <style:style style:name="P59" style:family="paragraph" style:parent-style-name="Table_20_Contents">
      <style:paragraph-properties fo:text-align="center" style:justify-single-word="false"/>
      <style:text-properties officeooo:rsid="002743b7" officeooo:paragraph-rsid="002743b7"/>
    </style:style>
    <style:style style:name="P60" style:family="paragraph" style:parent-style-name="Table_20_Contents">
      <style:paragraph-properties fo:text-align="center" style:justify-single-word="false"/>
      <style:text-properties officeooo:rsid="002743b7" officeooo:paragraph-rsid="002d6db4"/>
    </style:style>
    <style:style style:name="P61" style:family="paragraph" style:parent-style-name="Table_20_Contents">
      <style:paragraph-properties fo:text-align="center" style:justify-single-word="false"/>
      <style:text-properties officeooo:rsid="0027e811" officeooo:paragraph-rsid="0027e811"/>
    </style:style>
    <style:style style:name="P62" style:family="paragraph" style:parent-style-name="Table_20_Contents">
      <style:paragraph-properties fo:text-align="center" style:justify-single-word="false"/>
      <style:text-properties officeooo:rsid="0027e811" officeooo:paragraph-rsid="002d6db4"/>
    </style:style>
    <style:style style:name="P63" style:family="paragraph" style:parent-style-name="Table_20_Contents">
      <style:paragraph-properties fo:text-align="center" style:justify-single-word="false"/>
      <style:text-properties officeooo:rsid="002d07ef" officeooo:paragraph-rsid="002d07ef"/>
    </style:style>
    <style:style style:name="P64" style:family="paragraph" style:parent-style-name="Table_20_Contents">
      <style:paragraph-properties fo:text-align="center" style:justify-single-word="false"/>
      <style:text-properties officeooo:rsid="002d6db4" officeooo:paragraph-rsid="002d6db4"/>
    </style:style>
    <style:style style:name="P65" style:family="paragraph" style:parent-style-name="Table_20_Contents">
      <style:paragraph-properties fo:text-align="center" style:justify-single-word="false"/>
      <style:text-properties officeooo:rsid="002ee6b4" officeooo:paragraph-rsid="002ee6b4"/>
    </style:style>
    <style:style style:name="P66" style:family="paragraph" style:parent-style-name="Table_20_Contents">
      <style:paragraph-properties fo:text-align="center" style:justify-single-word="false"/>
      <style:text-properties officeooo:rsid="0034cd40" officeooo:paragraph-rsid="0034cd40"/>
    </style:style>
    <style:style style:name="T1" style:family="text">
      <style:text-properties officeooo:rsid="001b5ce5"/>
    </style:style>
    <style:style style:name="T2" style:family="text">
      <style:text-properties officeooo:rsid="001bbfd2"/>
    </style:style>
    <style:style style:name="T3" style:family="text">
      <style:text-properties officeooo:rsid="001cac58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officeooo:rsid="0021cb51" style:font-size-asian="11pt" style:font-size-complex="11pt"/>
    </style:style>
    <style:style style:name="T6" style:family="text">
      <style:text-properties fo:font-size="11pt" officeooo:rsid="00249533" style:font-size-asian="11pt" style:font-size-complex="11pt"/>
    </style:style>
    <style:style style:name="T7" style:family="text">
      <style:text-properties fo:font-size="11pt" officeooo:rsid="00308532" style:font-size-asian="11pt" style:font-size-complex="11pt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9" style:family="text">
      <style:text-properties officeooo:rsid="001d4e09"/>
    </style:style>
    <style:style style:name="T10" style:family="text">
      <style:text-properties officeooo:rsid="001fdd1b"/>
    </style:style>
    <style:style style:name="T11" style:family="text">
      <style:text-properties officeooo:rsid="002145b6"/>
    </style:style>
    <style:style style:name="T12" style:family="text">
      <style:text-properties officeooo:rsid="0021cb51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officeooo:rsid="002145b6" style:font-size-asian="10pt" style:font-size-complex="10pt"/>
    </style:style>
    <style:style style:name="T15" style:family="text">
      <style:text-properties fo:font-size="10.5pt" style:font-size-complex="10.5pt"/>
    </style:style>
    <style:style style:name="T16" style:family="text">
      <style:text-properties fo:font-size="10.5pt" officeooo:rsid="0021cb51" style:font-size-complex="10.5pt"/>
    </style:style>
    <style:style style:name="T17" style:family="text">
      <style:text-properties fo:font-size="10.5pt" officeooo:rsid="00249533" style:font-size-complex="10.5pt"/>
    </style:style>
    <style:style style:name="T18" style:family="text">
      <style:text-properties fo:font-size="10.5pt" officeooo:rsid="001b5ce5" style:font-size-complex="10.5pt"/>
    </style:style>
    <style:style style:name="T19" style:family="text">
      <style:text-properties fo:color="#009598" fo:font-weight="bold" style:font-weight-asian="bold" style:font-weight-complex="bold"/>
    </style:style>
    <style:style style:name="T20" style:family="text">
      <style:text-properties fo:color="#009598" fo:font-weight="bold" officeooo:rsid="0021cb51" style:font-weight-asian="bold" style:font-weight-complex="bold"/>
    </style:style>
    <style:style style:name="T21" style:family="text">
      <style:text-properties fo:color="#009598" fo:font-weight="bold" officeooo:rsid="002145b6" style:font-weight-asian="bold" style:font-weight-complex="bold"/>
    </style:style>
    <style:style style:name="T22" style:family="text">
      <style:text-properties fo:color="#009598" fo:font-weight="bold" officeooo:rsid="00239740" style:font-weight-asian="bold" style:font-weight-complex="bold"/>
    </style:style>
    <style:style style:name="T23" style:family="text">
      <style:text-properties fo:color="#009598" fo:font-weight="bold" officeooo:rsid="00249533" style:font-weight-asian="bold" style:font-weight-complex="bold"/>
    </style:style>
    <style:style style:name="T24" style:family="text">
      <style:text-properties fo:color="#009598" fo:font-weight="bold" officeooo:rsid="0025cacb" style:font-weight-asian="bold" style:font-weight-complex="bold"/>
    </style:style>
    <style:style style:name="T25" style:family="text">
      <style:text-properties fo:color="#009598" fo:font-weight="bold" officeooo:rsid="001b5ce5" style:font-weight-asian="bold" style:font-weight-complex="bold"/>
    </style:style>
    <style:style style:name="T26" style:family="text">
      <style:text-properties fo:color="#009598" fo:font-weight="bold" officeooo:rsid="002d07ef" style:font-weight-asian="bold" style:font-weight-complex="bold"/>
    </style:style>
    <style:style style:name="T27" style:family="text">
      <style:text-properties fo:color="#009598" fo:font-weight="bold" officeooo:rsid="00308532" style:font-weight-asian="bold" style:font-weight-complex="bold"/>
    </style:style>
    <style:style style:name="T28" style:family="text">
      <style:text-properties fo:color="#009598" fo:font-weight="bold" officeooo:rsid="0030e89c" style:font-weight-asian="bold" style:font-weight-complex="bold"/>
    </style:style>
    <style:style style:name="T29" style:family="text">
      <style:text-properties fo:color="#009598" fo:font-weight="bold" officeooo:rsid="0032e7e3" style:font-weight-asian="bold" style:font-weight-complex="bold"/>
    </style:style>
    <style:style style:name="T30" style:family="text">
      <style:text-properties fo:color="#009598" fo:font-size="11pt" officeooo:rsid="00308532" style:font-size-asian="11pt" style:font-size-complex="11pt"/>
    </style:style>
    <style:style style:name="T31" style:family="text">
      <style:text-properties fo:color="#009598" fo:font-size="11pt" fo:font-weight="bold" officeooo:rsid="0021cb51" style:font-size-asian="11pt" style:font-weight-asian="bold" style:font-size-complex="11pt" style:font-weight-complex="bold"/>
    </style:style>
    <style:style style:name="T32" style:family="text">
      <style:text-properties fo:color="#009598" fo:font-size="11pt" fo:font-weight="bold" officeooo:rsid="00249533" style:font-size-asian="11pt" style:font-weight-asian="bold" style:font-size-complex="11pt" style:font-weight-complex="bold"/>
    </style:style>
    <style:style style:name="T33" style:family="text">
      <style:text-properties fo:color="#009598" fo:font-size="11pt" fo:font-weight="bold" officeooo:rsid="00308532" style:font-size-asian="11pt" style:font-weight-asian="bold" style:font-size-complex="11pt" style:font-weight-complex="bold"/>
    </style:style>
    <style:style style:name="T34" style:family="text">
      <style:text-properties fo:color="#009598" fo:font-size="10.5pt" fo:font-weight="bold" officeooo:rsid="00249533" style:font-weight-asian="bold" style:font-size-complex="10.5pt" style:font-weight-complex="bold"/>
    </style:style>
    <style:style style:name="T35" style:family="text">
      <style:text-properties fo:color="#009598" fo:font-size="10pt" fo:font-weight="bold" officeooo:rsid="002145b6" style:font-size-asian="10pt" style:font-weight-asian="bold" style:font-size-complex="10pt" style:font-weight-complex="bold"/>
    </style:style>
    <style:style style:name="T36" style:family="text">
      <style:text-properties fo:color="#009598" officeooo:rsid="001b5ce5"/>
    </style:style>
    <style:style style:name="T37" style:family="text">
      <style:text-properties fo:color="#009598" officeooo:rsid="00308532"/>
    </style:style>
    <style:style style:name="T38" style:family="text">
      <style:text-properties fo:color="#009598" officeooo:rsid="0030e89c"/>
    </style:style>
    <style:style style:name="T39" style:family="text">
      <style:text-properties fo:color="#009598" officeooo:rsid="0032e7e3"/>
    </style:style>
    <style:style style:name="T40" style:family="text">
      <style:text-properties fo:font-weight="bold" officeooo:rsid="001b5ce5" style:font-weight-asian="bold" style:font-weight-complex="bold"/>
    </style:style>
    <style:style style:name="T41" style:family="text">
      <style:text-properties fo:font-weight="bold" officeooo:rsid="00308532" style:font-weight-asian="bold" style:font-weight-complex="bold"/>
    </style:style>
    <style:style style:name="T42" style:family="text">
      <style:text-properties fo:font-weight="bold" officeooo:rsid="0030e89c" style:font-weight-asian="bold" style:font-weight-complex="bold"/>
    </style:style>
    <style:style style:name="T43" style:family="text">
      <style:text-properties fo:font-weight="bold" officeooo:rsid="0032e7e3" style:font-weight-asian="bold" style:font-weight-complex="bold"/>
    </style:style>
    <style:style style:name="T44" style:family="text">
      <style:text-properties officeooo:rsid="00239740"/>
    </style:style>
    <style:style style:name="T45" style:family="text">
      <style:text-properties officeooo:rsid="002d6db4"/>
    </style:style>
    <style:style style:name="T46" style:family="text">
      <style:text-properties officeooo:rsid="002ee6b4"/>
    </style:style>
    <style:style style:name="T47" style:family="text">
      <style:text-properties officeooo:rsid="00308532"/>
    </style:style>
    <style:style style:name="T48" style:family="text">
      <style:text-properties officeooo:rsid="0030e89c"/>
    </style:style>
    <style:style style:name="T49" style:family="text">
      <style:text-properties officeooo:rsid="0032e7e3"/>
    </style:style>
    <style:style style:name="T50" style:family="text">
      <style:text-properties officeooo:rsid="0034cd4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8"><text:bookmark-start text:name="__DdeLink__156_3869812453"/>Archivo extension “lnz”<text:bookmark-end text:name="__DdeLink__156_3869812453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1"><text:bookmark-start text:name="__DdeLink__263_3869812453"/><text:soft-page-break/>Analsis Lexico</text:p>
      <text:p text:style-name="P1"/>
      <text:p text:style-name="P7"><text:span text:style-name="T1">Expresiones Regulares:</text:span></text:p>
      <text:list xml:id="list1813826343" text:style-name="L4">
        <text:list-item>
          <text:p text:style-name="P10"><text:span text:style-name="T1">Letras: <text:s/>L= [a-zA-Z]</text:span></text:p>
        </text:list-item>
      </text:list>
      <text:list xml:id="list177987055" text:style-name="L3">
        <text:list-item>
          <text:p text:style-name="P9"><text:span text:style-name="T1">Numeros : <text:s/>N = [0-9]</text:span></text:p>
        </text:list-item>
      </text:list>
      <text:list xml:id="list3925193316" text:style-name="L2">
        <text:list-item>
          <text:p text:style-name="P8"><text:span text:style-name="T3">Numeros Hexadecimanes: H = [0-9a-fA-F]</text:span></text:p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3">No</text:p>
          </table:table-cell>
          <table:table-cell table:style-name="Table1.A1" office:value-type="string">
            <text:p text:style-name="P53">Lexema</text:p>
          </table:table-cell>
          <table:table-cell table:style-name="Table1.A1" office:value-type="string">
            <text:p text:style-name="P53">Token </text:p>
          </table:table-cell>
          <table:table-cell table:style-name="Table1.D1" office:value-type="string">
            <text:p text:style-name="P53">Expresion Regular</text:p>
          </table:table-cell>
        </table:table-row>
        <table:table-row>
          <table:table-cell table:style-name="Table1.A22" office:value-type="string">
            <text:p text:style-name="P57">1</text:p>
          </table:table-cell>
          <table:table-cell table:style-name="Table1.B22" office:value-type="string">
            <text:p text:style-name="P43">{</text:p>
          </table:table-cell>
          <table:table-cell table:style-name="Table1.C22" office:value-type="string">
            <text:p text:style-name="P43"><text:bookmark-start text:name="__DdeLink__65_3869812453"/>CURLYBRACKETO<text:bookmark-end text:name="__DdeLink__65_3869812453"/></text:p>
          </table:table-cell>
          <table:table-cell table:style-name="Table1.D22" office:value-type="string">
            <text:p text:style-name="P49">{</text:p>
          </table:table-cell>
        </table:table-row>
        <table:table-row>
          <table:table-cell table:style-name="Table1.A22" office:value-type="string">
            <text:p text:style-name="P57">2</text:p>
          </table:table-cell>
          <table:table-cell table:style-name="Table1.B22" office:value-type="string">
            <text:p text:style-name="P43">}</text:p>
          </table:table-cell>
          <table:table-cell table:style-name="Table1.C22" office:value-type="string">
            <text:p text:style-name="P43"><text:bookmark-start text:name="__DdeLink__67_3869812453"/>CURLYBRACKET<text:span text:style-name="T10">C</text:span><text:bookmark-end text:name="__DdeLink__67_3869812453"/></text:p>
          </table:table-cell>
          <table:table-cell table:style-name="Table1.D22" office:value-type="string">
            <text:p text:style-name="P49">}</text:p>
          </table:table-cell>
        </table:table-row>
        <table:table-row>
          <table:table-cell table:style-name="Table1.A22" office:value-type="string">
            <text:p text:style-name="P57">3</text:p>
          </table:table-cell>
          <table:table-cell table:style-name="Table1.B22" office:value-type="string">
            <text:p text:style-name="P40">:</text:p>
          </table:table-cell>
          <table:table-cell table:style-name="Table1.C22" office:value-type="string">
            <text:p text:style-name="P43"><text:bookmark-start text:name="__DdeLink__69_3869812453"/>COLON<text:bookmark-end text:name="__DdeLink__69_3869812453"/></text:p>
          </table:table-cell>
          <table:table-cell table:style-name="Table1.D22" office:value-type="string">
            <text:p text:style-name="P40">:</text:p>
          </table:table-cell>
        </table:table-row>
        <table:table-row>
          <table:table-cell table:style-name="Table1.A22" office:value-type="string">
            <text:p text:style-name="P57">4</text:p>
          </table:table-cell>
          <table:table-cell table:style-name="Table1.B22" office:value-type="string">
            <text:p text:style-name="P40">,</text:p>
          </table:table-cell>
          <table:table-cell table:style-name="Table1.C22" office:value-type="string">
            <text:p text:style-name="P43"><text:bookmark-start text:name="__DdeLink__71_3869812453"/>COMMA<text:bookmark-end text:name="__DdeLink__71_3869812453"/></text:p>
          </table:table-cell>
          <table:table-cell table:style-name="Table1.D22" office:value-type="string">
            <text:p text:style-name="P40">,</text:p>
          </table:table-cell>
        </table:table-row>
        <table:table-row>
          <table:table-cell table:style-name="Table1.A22" office:value-type="string">
            <text:p text:style-name="P59">5</text:p>
          </table:table-cell>
          <table:table-cell table:style-name="Table1.B22" office:value-type="string">
            <text:p text:style-name="P43"/>
          </table:table-cell>
          <table:table-cell table:style-name="Table1.C22" office:value-type="string">
            <text:p text:style-name="P43"><text:bookmark-start text:name="__DdeLink__101_3869812453"/>ID<text:bookmark-end text:name="__DdeLink__101_3869812453"/></text:p>
          </table:table-cell>
          <table:table-cell table:style-name="Table1.D22" office:value-type="string">
            <text:p text:style-name="P43">(L | _ ) <text:span text:style-name="T2">( L | N | _ )*</text:span></text:p>
          </table:table-cell>
        </table:table-row>
        <table:table-row>
          <table:table-cell table:style-name="Table1.A22" office:value-type="string">
            <text:p text:style-name="P59">6</text:p>
          </table:table-cell>
          <table:table-cell table:style-name="Table1.B22" office:value-type="string">
            <text:p text:style-name="P46"/>
          </table:table-cell>
          <table:table-cell table:style-name="Table1.C22" office:value-type="string">
            <text:p text:style-name="P46"><text:bookmark-start text:name="__DdeLink__103_3869812453"/>INTEGER<text:bookmark-end text:name="__DdeLink__103_3869812453"/></text:p>
          </table:table-cell>
          <table:table-cell table:style-name="Table1.D22" office:value-type="string">
            <text:p text:style-name="P46">N+</text:p>
          </table:table-cell>
        </table:table-row>
        <table:table-row>
          <table:table-cell table:style-name="Table1.A22" office:value-type="string">
            <text:p text:style-name="P63">7</text:p>
          </table:table-cell>
          <table:table-cell table:style-name="Table1.B22" office:value-type="string">
            <text:p text:style-name="P46"/>
          </table:table-cell>
          <table:table-cell table:style-name="Table1.C22" office:value-type="string">
            <text:p text:style-name="P49">LITERAL</text:p>
          </table:table-cell>
          <table:table-cell table:style-name="Table1.D8" office:value-type="string">
            <text:p text:style-name="P49"><text:span text:style-name="T45">(</text:span>“<text:span text:style-name="T45">)</text:span> <text:span text:style-name="T45">(L | N | )*</text:span> <text:span text:style-name="T45">(</text:span>“<text:span text:style-name="T45">)</text:span></text:p>
          </table:table-cell>
        </table:table-row>
        <table:table-row>
          <table:table-cell table:style-name="Table1.A22" office:value-type="string">
            <text:p text:style-name="P59">8</text:p>
          </table:table-cell>
          <table:table-cell table:style-name="Table1.B22" office:value-type="string">
            <text:p text:style-name="P46">Red</text:p>
          </table:table-cell>
          <table:table-cell table:style-name="Table1.C22" office:value-type="string">
            <text:p text:style-name="P46"><text:bookmark-start text:name="__DdeLink__73_3869812453"/>RED<text:bookmark-end text:name="__DdeLink__73_3869812453"/></text:p>
          </table:table-cell>
          <table:table-cell table:style-name="Table1.D22" office:value-type="string">
            <text:p text:style-name="P49">Red</text:p>
          </table:table-cell>
        </table:table-row>
        <table:table-row>
          <table:table-cell table:style-name="Table1.A22" office:value-type="string">
            <text:p text:style-name="P59">9</text:p>
          </table:table-cell>
          <table:table-cell table:style-name="Table1.B22" office:value-type="string">
            <text:p text:style-name="P46">Blue</text:p>
          </table:table-cell>
          <table:table-cell table:style-name="Table1.C22" office:value-type="string">
            <text:p text:style-name="P46"><text:bookmark-start text:name="__DdeLink__75_3869812453"/>BLUE<text:bookmark-end text:name="__DdeLink__75_3869812453"/></text:p>
          </table:table-cell>
          <table:table-cell table:style-name="Table1.D22" office:value-type="string">
            <text:p text:style-name="P49">Blue</text:p>
          </table:table-cell>
        </table:table-row>
        <table:table-row>
          <table:table-cell table:style-name="Table1.A22" office:value-type="string">
            <text:p text:style-name="P59">10</text:p>
          </table:table-cell>
          <table:table-cell table:style-name="Table1.B22" office:value-type="string">
            <text:p text:style-name="P46">Green</text:p>
          </table:table-cell>
          <table:table-cell table:style-name="Table1.C22" office:value-type="string">
            <text:p text:style-name="P46"><text:bookmark-start text:name="__DdeLink__77_3869812453"/>GREEN<text:bookmark-end text:name="__DdeLink__77_3869812453"/></text:p>
          </table:table-cell>
          <table:table-cell table:style-name="Table1.D22" office:value-type="string">
            <text:p text:style-name="P49">Green</text:p>
          </table:table-cell>
        </table:table-row>
        <table:table-row>
          <table:table-cell table:style-name="Table1.A22" office:value-type="string">
            <text:p text:style-name="P59">11</text:p>
          </table:table-cell>
          <table:table-cell table:style-name="Table1.B22" office:value-type="string">
            <text:p text:style-name="P49">HEX</text:p>
          </table:table-cell>
          <table:table-cell table:style-name="Table1.C22" office:value-type="string">
            <text:p text:style-name="P49"><text:bookmark-start text:name="__DdeLink__79_3869812453"/><text:bookmark-start text:name="__DdeLink__105_3869812453"/>HEX<text:bookmark-end text:name="__DdeLink__79_3869812453"/><text:bookmark-end text:name="__DdeLink__105_3869812453"/></text:p>
          </table:table-cell>
          <table:table-cell table:style-name="Table1.D22" office:value-type="string">
            <text:p text:style-name="P49">HEX</text:p>
          </table:table-cell>
        </table:table-row>
        <table:table-row>
          <table:table-cell table:style-name="Table1.A13" office:value-type="string">
            <text:p text:style-name="P61">12</text:p>
          </table:table-cell>
          <table:table-cell table:style-name="Table1.B13" office:value-type="string">
            <text:p text:style-name="P40"/>
          </table:table-cell>
          <table:table-cell table:style-name="Table1.C13" office:value-type="string">
            <text:p text:style-name="P49"><text:bookmark-start text:name="__DdeLink__107_3869812453"/>HEXCODE<text:bookmark-end text:name="__DdeLink__107_3869812453"/></text:p>
          </table:table-cell>
          <table:table-cell table:style-name="Table1.D13" office:value-type="string">
            <text:p text:style-name="P49">#HHHHHH</text:p>
          </table:table-cell>
        </table:table-row>
        <table:table-row>
          <table:table-cell table:style-name="Table1.A14" office:value-type="string">
            <text:p text:style-name="P61">13</text:p>
          </table:table-cell>
          <table:table-cell table:style-name="Table1.B14" office:value-type="string">
            <text:p text:style-name="P43">LIENZOS</text:p>
          </table:table-cell>
          <table:table-cell table:style-name="Table1.C14" office:value-type="string">
            <text:p text:style-name="P43"><text:bookmark-start text:name="__DdeLink__81_3869812453"/>CANVAS<text:bookmark-end text:name="__DdeLink__81_3869812453"/></text:p>
          </table:table-cell>
          <table:table-cell table:style-name="Table1.D14" office:value-type="string">
            <text:p text:style-name="P49">LIENZOS</text:p>
          </table:table-cell>
        </table:table-row>
        <table:table-row>
          <table:table-cell table:style-name="Table1.A15" office:value-type="string">
            <text:p text:style-name="P61">14</text:p>
          </table:table-cell>
          <table:table-cell table:style-name="Table1.B15" office:value-type="string">
            <text:p text:style-name="P46">Fondo</text:p>
          </table:table-cell>
          <table:table-cell table:style-name="Table1.C15" office:value-type="string">
            <text:p text:style-name="P46"><text:bookmark-start text:name="__DdeLink__83_3869812453"/>BACKGROUND<text:bookmark-end text:name="__DdeLink__83_3869812453"/></text:p>
          </table:table-cell>
          <table:table-cell table:style-name="Table1.D15" office:value-type="string">
            <text:p text:style-name="P49">Fondo</text:p>
          </table:table-cell>
        </table:table-row>
        <table:table-row>
          <table:table-cell table:style-name="Table1.A22" office:value-type="string">
            <text:p text:style-name="P61">15</text:p>
          </table:table-cell>
          <table:table-cell table:style-name="Table1.B22" office:value-type="string">
            <text:p text:style-name="P5"><text:bookmark-start text:name="__DdeLink__1_3869812453"/><text:bookmark-start text:name="__DdeLink__63_3869812453"/><text:span text:style-name="T8">tamaño</text:span><text:bookmark-end text:name="__DdeLink__1_3869812453"/><text:bookmark-end text:name="__DdeLink__63_3869812453"/></text:p>
          </table:table-cell>
          <table:table-cell table:style-name="Table1.C22" office:value-type="string">
            <text:p text:style-name="P49"><text:bookmark-start text:name="__DdeLink__85_3869812453"/>SIZE<text:bookmark-end text:name="__DdeLink__85_3869812453"/></text:p>
          </table:table-cell>
          <table:table-cell table:style-name="Table1.D22" office:value-type="string">
            <text:p text:style-name="P6"><text:span text:style-name="T8">tamaño</text:span></text:p>
          </table:table-cell>
        </table:table-row>
        <table:table-row>
          <table:table-cell table:style-name="Table1.A22" office:value-type="string">
            <text:p text:style-name="P61">16</text:p>
          </table:table-cell>
          <table:table-cell table:style-name="Table1.B22" office:value-type="string">
            <text:p text:style-name="P49">cuadro</text:p>
          </table:table-cell>
          <table:table-cell table:style-name="Table1.C22" office:value-type="string">
            <text:p text:style-name="P49"><text:bookmark-start text:name="__DdeLink__87_3869812453"/>SQUARE<text:bookmark-end text:name="__DdeLink__87_3869812453"/></text:p>
          </table:table-cell>
          <table:table-cell table:style-name="Table1.D22" office:value-type="string">
            <text:p text:style-name="P49">cuadro</text:p>
          </table:table-cell>
        </table:table-row>
        <table:table-row>
          <table:table-cell table:style-name="Table1.A22" office:value-type="string">
            <text:p text:style-name="P61">17</text:p>
          </table:table-cell>
          <table:table-cell table:style-name="Table1.B22" office:value-type="string">
            <text:p text:style-name="P49">dimension_x</text:p>
          </table:table-cell>
          <table:table-cell table:style-name="Table1.C22" office:value-type="string">
            <text:p text:style-name="P49"><text:bookmark-start text:name="__DdeLink__89_3869812453"/>DIMENSIONX<text:bookmark-end text:name="__DdeLink__89_3869812453"/></text:p>
          </table:table-cell>
          <table:table-cell table:style-name="Table1.D22" office:value-type="string">
            <text:p text:style-name="P49">dimension_x</text:p>
          </table:table-cell>
        </table:table-row>
        <table:table-row>
          <table:table-cell table:style-name="Table1.A22" office:value-type="string">
            <text:p text:style-name="P61">18</text:p>
          </table:table-cell>
          <table:table-cell table:style-name="Table1.B22" office:value-type="string">
            <text:p text:style-name="P49"><text:bookmark-start text:name="__DdeLink__5_3869812453"/>dimension_y<text:bookmark-end text:name="__DdeLink__5_3869812453"/></text:p>
          </table:table-cell>
          <table:table-cell table:style-name="Table1.C22" office:value-type="string">
            <text:p text:style-name="P49"><text:bookmark-start text:name="__DdeLink__91_3869812453"/>DIMENCIONY<text:bookmark-end text:name="__DdeLink__91_3869812453"/></text:p>
          </table:table-cell>
          <table:table-cell table:style-name="Table1.D22" office:value-type="string">
            <text:p text:style-name="P49">dimension_y</text:p>
          </table:table-cell>
        </table:table-row>
        <table:table-row>
          <table:table-cell table:style-name="Table1.A20" office:value-type="string">
            <text:p text:style-name="P61">19</text:p>
          </table:table-cell>
          <table:table-cell table:style-name="Table1.B20" office:value-type="string">
            <text:p text:style-name="P49">nombre</text:p>
          </table:table-cell>
          <table:table-cell table:style-name="Table1.C20" office:value-type="string">
            <text:p text:style-name="P49"><text:bookmark-start text:name="__DdeLink__93_3869812453"/>NAME<text:bookmark-end text:name="__DdeLink__93_3869812453"/></text:p>
          </table:table-cell>
          <table:table-cell table:style-name="Table1.D20" office:value-type="string">
            <text:p text:style-name="P49">nombre</text:p>
          </table:table-cell>
        </table:table-row>
        <table:table-row>
          <table:table-cell table:style-name="Table1.A22" office:value-type="string">
            <text:p text:style-name="P61">20</text:p>
          </table:table-cell>
          <table:table-cell table:style-name="Table1.B22" office:value-type="string">
            <text:p text:style-name="P52">tipo</text:p>
          </table:table-cell>
          <table:table-cell table:style-name="Table1.C22" office:value-type="string">
            <text:p text:style-name="P52"><text:bookmark-start text:name="__DdeLink__95_3869812453"/>TYPE<text:bookmark-end text:name="__DdeLink__95_3869812453"/></text:p>
          </table:table-cell>
          <table:table-cell table:style-name="Table1.D22" office:value-type="string">
            <text:p text:style-name="P52">tipo</text:p>
          </table:table-cell>
        </table:table-row>
        <table:table-row>
          <table:table-cell table:style-name="Table1.A22" office:value-type="string">
            <text:p text:style-name="P61">21</text:p>
          </table:table-cell>
          <table:table-cell table:style-name="Table1.B22" office:value-type="string">
            <text:p text:style-name="P40">“<text:span text:style-name="T9">gif</text:span>”</text:p>
          </table:table-cell>
          <table:table-cell table:style-name="Table1.C22" office:value-type="string">
            <text:p text:style-name="P52"><text:bookmark-start text:name="__DdeLink__97_3869812453"/>GIF<text:bookmark-end text:name="__DdeLink__97_3869812453"/></text:p>
          </table:table-cell>
          <table:table-cell table:style-name="Table1.D22" office:value-type="string">
            <text:p text:style-name="P40">“<text:span text:style-name="T9">gif”</text:span></text:p>
          </table:table-cell>
        </table:table-row>
        <table:table-row>
          <table:table-cell table:style-name="Table1.A23" office:value-type="string">
            <text:p text:style-name="P61">22</text:p>
          </table:table-cell>
          <table:table-cell table:style-name="Table1.B23" office:value-type="string">
            <text:p text:style-name="P40">“<text:span text:style-name="T9">png</text:span>”</text:p>
          </table:table-cell>
          <table:table-cell table:style-name="Table1.C23" office:value-type="string">
            <text:p text:style-name="P52"><text:bookmark-start text:name="__DdeLink__99_3869812453"/>PNG<text:bookmark-end text:name="__DdeLink__99_3869812453"/></text:p>
          </table:table-cell>
          <table:table-cell table:style-name="Table1.D23" office:value-type="string">
            <text:p text:style-name="P40">“<text:span text:style-name="T9">png”</text:span></text:p>
          </table:table-cell>
        </table:table-row>
      </table:table>
      <text:p text:style-name="P1"><text:bookmark-end text:name="__DdeLink__263_3869812453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3"><text:soft-page-break/>Analsis <text:span text:style-name="T10">Sintactico</text:span></text:p>
      <text:p text:style-name="P27">G = {N, T, P, S}</text:p>
      <text:p text:style-name="P27"/>
      <text:p text:style-name="P29">N = {<text:tab/><text:bookmark-start text:name="__DdeLink__113_3869812453"/><text:span text:style-name="T19">c</text:span><text:bookmark-start text:name="__DdeLink__123_3869812453"/><text:span text:style-name="T19">anvases, canvas, </text:span><text:span text:style-name="T20">canvasAttribute, </text:span><text:span text:style-name="T19">background, </text:span><text:span text:style-name="T21">backgroundAttribute, </text:span><text:span text:style-name="T20">color, </text:span><text:span text:style-name="T19">size, <text:s text:c="3"/><text:tab/></text:span><text:span text:style-name="T21">sizeAttribute, integerValue, </text:span><text:span text:style-name="T19">name, type, imageType</text:span><text:bookmark-end text:name="__DdeLink__113_3869812453"/><text:bookmark-end text:name="__DdeLink__123_3869812453"/>}</text:p>
      <text:p text:style-name="P29"/>
      <text:p text:style-name="P27">T = {<text:tab/><text:bookmark-start text:name="__DdeLink__20_3869812453"/><text:bookmark-start text:name="__DdeLink__111_3869812453"/><text:span text:style-name="T1">CURLYBRACKETO</text:span><text:bookmark-end text:name="__DdeLink__20_3869812453"/><text:span text:style-name="T1">, CURLYBRACKET</text:span>C, <text:span text:style-name="T1">COLON, COMMA, ID, INTEGER, LITERAL, <text:tab/>RED, BLUE, GREEN, HEX, HEXCODE, CANVAS, BACKGROUND, SIZE, SQUARE, <text:tab/>DIMENSIONX, DIMENCIONY, NAME, TYPE, GIF, PNG</text:span><text:bookmark-end text:name="__DdeLink__111_3869812453"/>}</text:p>
      <text:p text:style-name="P27"/>
      <text:p text:style-name="P27">S = <text:s/><text:span text:style-name="T20">canvases</text:span></text:p>
      <text:p text:style-name="P27"/>
      <text:p text:style-name="P27">P = { <text:s text:c="3"/><text:bookmark-start text:name="__DdeLink__121_3869812453"/><text:bookmark-start text:name="__DdeLink__131_3869812453"/><text:span text:style-name="T19">canvases</text:span> → <text:s/><text:bookmark-start text:name="__DdeLink__22_3869812453"/><text:span text:style-name="T1">CURLYBRACKETO CANVAS COLON CURLYBRACKETO</text:span> <text:span text:style-name="T20">canvas</text:span><text:tab/><text:tab/><text:tab/><text:tab/><text:tab/><text:span text:style-name="T1">CURLYBRACKET</text:span>C<text:bookmark-end text:name="__DdeLink__22_3869812453"/><text:tab/><text:span text:style-name="T1">CURLYBRACKET</text:span>C<text:tab/></text:p>
      <text:p text:style-name="P27"><text:tab/></text:p>
      <text:p text:style-name="P33"><text:tab/><text:bookmark-start text:name="__DdeLink__135_3869812453"/><text:span text:style-name="T19">canvas</text:span><text:bookmark-end text:name="__DdeLink__135_3869812453"/> → <text:s/><text:span text:style-name="T5">ID COLON <text:s/>CURLYBRACKETO</text:span><text:span text:style-name="T4"> </text:span><text:span text:style-name="T31">canvasAttribute</text:span><text:span text:style-name="T5"> COMMA </text:span><text:span text:style-name="T31">canvasAttribute</text:span><text:span text:style-name="T5"> COMMA <text:tab/><text:tab/><text:tab/> <text:s text:c="6"/></text:span><text:span text:style-name="T31">canvasAttribute</text:span><text:span text:style-name="T5"> COMMA </text:span><text:span text:style-name="T31">canvasAttribute</text:span><text:span text:style-name="T4"> </text:span><text:span text:style-name="T5">CURLYBRACKET</text:span><text:span text:style-name="T4">C </text:span><text:span text:style-name="T5">COMMA <text:s/></text:span><text:span text:style-name="T19">canvas</text:span></text:p>
      <text:p text:style-name="P39"><text:tab/><text:tab/> <text:s text:c="5"/><text:span text:style-name="T12">| ID COLON <text:s/>CURLYBRACKETO</text:span> <text:span text:style-name="T20">canvasAttribute</text:span><text:span text:style-name="T12"> COMMA </text:span><text:span text:style-name="T20">canvasAttribute</text:span><text:span text:style-name="T12"> COMMA <text:tab/><text:tab/><text:tab/> <text:s text:c="6"/></text:span><text:span text:style-name="T20">canvasAttribute</text:span><text:span text:style-name="T12"> COMMA </text:span><text:span text:style-name="T20">canvasAttribute</text:span> <text:span text:style-name="T12">CURLYBRACKET</text:span>C </text:p>
      <text:p text:style-name="P29"/>
      <text:p text:style-name="P29"><text:tab/><text:span text:style-name="T20">canvasAttribute</text:span><text:span text:style-name="T12"> → <text:s/></text:span><text:span text:style-name="T19">background</text:span></text:p>
      <text:p text:style-name="P29"><text:tab/><text:tab/><text:tab/> <text:s text:c="7"/><text:span text:style-name="T12">| <text:s/></text:span><text:span text:style-name="T19">name</text:span></text:p>
      <text:p text:style-name="P29"><text:tab/><text:tab/><text:tab/> <text:s text:c="7"/><text:span text:style-name="T12">| <text:s/></text:span><text:span text:style-name="T19">size</text:span></text:p>
      <text:p text:style-name="P29"><text:tab/><text:tab/><text:tab/> <text:s text:c="7"/><text:span text:style-name="T12">| <text:s/></text:span><text:span text:style-name="T19">type</text:span></text:p>
      <text:p text:style-name="P27"/>
      <text:p text:style-name="P28"><text:tab/><text:span text:style-name="T19">background</text:span> → <text:span text:style-name="T13"><text:s/></text:span><text:span text:style-name="T14">BACKGROUND COLON CURLYBRACKETO </text:span><text:span text:style-name="T35">backgroundAttribute </text:span><text:span text:style-name="T14">CURLYBRACKET</text:span><text:span text:style-name="T13">C</text:span></text:p>
      <text:p text:style-name="P28"/>
      <text:p text:style-name="P28"><text:tab/> <text:span text:style-name="T21">backgroundAttribute</text:span><text:span text:style-name="T11"> → <text:s/>HEX COLON HEXCODE</text:span></text:p>
      <text:p text:style-name="P28"><text:tab/><text:tab/><text:tab/><text:tab/> <text:s text:c="5"/><text:span text:style-name="T12">| </text:span><text:span text:style-name="T20">color</text:span><text:span text:style-name="T12"> COMMA </text:span><text:span text:style-name="T20">color</text:span><text:span text:style-name="T12"> COMMA </text:span><text:span text:style-name="T20">color</text:span></text:p>
      <text:p text:style-name="P28"/>
      <text:p text:style-name="P29"><text:tab/><text:span text:style-name="T20">color</text:span><text:span text:style-name="T12"> → RED </text:span><text:span text:style-name="T20">integerValue</text:span></text:p>
      <text:p text:style-name="P29"><text:tab/><text:tab/> <text:s/><text:span text:style-name="T12">| GREEN </text:span><text:span text:style-name="T20">integerValue</text:span></text:p>
      <text:p text:style-name="P29"><text:tab/><text:tab/> <text:s/><text:span text:style-name="T12">| BLUE <text:s/></text:span><text:span text:style-name="T20">integerValue</text:span></text:p>
      <text:p text:style-name="P27"/>
      <text:p text:style-name="P28"><text:tab/><text:span text:style-name="T19">size</text:span> → <text:span text:style-name="T11">SIZE COLON <text:s/>CURLYBRACKETO </text:span><text:span text:style-name="T21">sizeAttribute</text:span><text:span text:style-name="T11"> COMMA <text:s/></text:span><text:span text:style-name="T21">sizeAttribute</text:span><text:span text:style-name="T11"> COMMA <text:tab/><text:tab/><text:tab/></text:span><text:span text:style-name="T21">sizeAttribute</text:span><text:span text:style-name="T11"> CURLYBRACKET</text:span>C</text:p>
      <text:p text:style-name="P28"><text:tab/></text:p>
      <text:p text:style-name="P28"><text:span text:style-name="T11"><text:tab/></text:span><text:span text:style-name="T21">sizeAttribute</text:span><text:span text:style-name="T11"> → SQUARE </text:span><text:span text:style-name="T21">integerValue</text:span></text:p>
      <text:p text:style-name="P28"><text:tab/><text:tab/><text:tab/> <text:s text:c="2"/><text:span text:style-name="T11">| DIMENSIONX </text:span><text:span text:style-name="T21">integerValue</text:span></text:p>
      <text:p text:style-name="P28"><text:tab/><text:tab/><text:tab/> <text:s text:c="2"/><text:span text:style-name="T11">| DIMENSIONY <text:s/></text:span><text:span text:style-name="T21">integerValue</text:span></text:p>
      <text:p text:style-name="P28"><text:tab/></text:p>
      <text:p text:style-name="P28"><text:span text:style-name="T11"><text:tab/></text:span><text:span text:style-name="T21">integerValue</text:span><text:span text:style-name="T11"> → COLON INTEGER</text:span></text:p>
      <text:p text:style-name="P27"><text:tab/><text:tab/></text:p>
      <text:p text:style-name="P27"><text:tab/><text:span text:style-name="T19">name</text:span> → NAME <text:span text:style-name="T11">COLON </text:span>LITETAL</text:p>
      <text:p text:style-name="P27"/>
      <text:p text:style-name="P33"><text:tab/><text:span text:style-name="T19">type</text:span> → <text:s/>TYPE COLON <text:s/><text:span text:style-name="T19">imageType</text:span></text:p>
      <text:p text:style-name="P28"><text:tab/></text:p>
      <text:p text:style-name="P28"><text:tab/><text:span text:style-name="T19">imageType</text:span> → GIF</text:p>
      <text:p text:style-name="P27"><text:tab/><text:tab/><text:tab/>| PNG<text:bookmark-end text:name="__DdeLink__131_3869812453"/><text:bookmark-end text:name="__DdeLink__121_3869812453"/> }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9">Archivo extension “clrs”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2"><text:soft-page-break/>Analsis Lexico</text:p>
      <text:p text:style-name="P2"/>
      <text:p text:style-name="P4">Expresiones Regulares:</text:p>
      <text:list xml:id="list136097899" text:style-name="L7">
        <text:list-item>
          <text:p text:style-name="P14"><text:span text:style-name="T1">Letras: <text:s/>L= [a-zA-Z]</text:span></text:p>
        </text:list-item>
      </text:list>
      <text:list xml:id="list3910637678" text:style-name="L6">
        <text:list-item>
          <text:p text:style-name="P13"><text:span text:style-name="T1">Numeros : <text:s/>N = [0-9]</text:span></text:p>
        </text:list-item>
      </text:list>
      <text:list xml:id="list1391303240" text:style-name="L5">
        <text:list-item>
          <text:p text:style-name="P12"><text:span text:style-name="T3">Numeros Hexadecimanes: H = [0-9A-F]</text:span></text:p>
          <text:p text:style-name="P12"/>
        </text:list-item>
      </text:list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54">No</text:p>
          </table:table-cell>
          <table:table-cell table:style-name="Table2.A1" office:value-type="string">
            <text:p text:style-name="P54">Lexema</text:p>
          </table:table-cell>
          <table:table-cell table:style-name="Table2.A1" office:value-type="string">
            <text:p text:style-name="P54">Token </text:p>
          </table:table-cell>
          <table:table-cell table:style-name="Table2.D1" office:value-type="string">
            <text:p text:style-name="P54">Expresion Regular</text:p>
          </table:table-cell>
        </table:table-row>
        <table:table-row>
          <table:table-cell table:style-name="Table2.A11" office:value-type="string">
            <text:p text:style-name="P63">1</text:p>
          </table:table-cell>
          <table:table-cell table:style-name="Table2.B11" office:value-type="string">
            <text:p text:style-name="P44">{</text:p>
          </table:table-cell>
          <table:table-cell table:style-name="Table2.C11" office:value-type="string">
            <text:p text:style-name="P44">CURLYBRACKETO</text:p>
          </table:table-cell>
          <table:table-cell table:style-name="Table2.D11" office:value-type="string">
            <text:p text:style-name="P50">{</text:p>
          </table:table-cell>
        </table:table-row>
        <table:table-row>
          <table:table-cell table:style-name="Table2.A11" office:value-type="string">
            <text:p text:style-name="P63">2</text:p>
          </table:table-cell>
          <table:table-cell table:style-name="Table2.B11" office:value-type="string">
            <text:p text:style-name="P44">}</text:p>
          </table:table-cell>
          <table:table-cell table:style-name="Table2.C11" office:value-type="string">
            <text:p text:style-name="P44">CURLYBRACKETO</text:p>
          </table:table-cell>
          <table:table-cell table:style-name="Table2.D11" office:value-type="string">
            <text:p text:style-name="P50">}</text:p>
          </table:table-cell>
        </table:table-row>
        <table:table-row>
          <table:table-cell table:style-name="Table2.A11" office:value-type="string">
            <text:p text:style-name="P63">3</text:p>
          </table:table-cell>
          <table:table-cell table:style-name="Table2.B11" office:value-type="string">
            <text:p text:style-name="P41">:</text:p>
          </table:table-cell>
          <table:table-cell table:style-name="Table2.C11" office:value-type="string">
            <text:p text:style-name="P44">COLON</text:p>
          </table:table-cell>
          <table:table-cell table:style-name="Table2.D11" office:value-type="string">
            <text:p text:style-name="P41">:</text:p>
          </table:table-cell>
        </table:table-row>
        <table:table-row>
          <table:table-cell table:style-name="Table2.A11" office:value-type="string">
            <text:p text:style-name="P63">4</text:p>
          </table:table-cell>
          <table:table-cell table:style-name="Table2.B11" office:value-type="string">
            <text:p text:style-name="P41">,</text:p>
          </table:table-cell>
          <table:table-cell table:style-name="Table2.C11" office:value-type="string">
            <text:p text:style-name="P44">COMMA</text:p>
          </table:table-cell>
          <table:table-cell table:style-name="Table2.D11" office:value-type="string">
            <text:p text:style-name="P41">,</text:p>
          </table:table-cell>
        </table:table-row>
        <table:table-row>
          <table:table-cell table:style-name="Table2.A11" office:value-type="string">
            <text:p text:style-name="P63">5</text:p>
          </table:table-cell>
          <table:table-cell table:style-name="Table2.B11" office:value-type="string">
            <text:p text:style-name="P44"/>
          </table:table-cell>
          <table:table-cell table:style-name="Table2.C11" office:value-type="string">
            <text:p text:style-name="P44">ID</text:p>
          </table:table-cell>
          <table:table-cell table:style-name="Table2.D11" office:value-type="string">
            <text:p text:style-name="P44">(L | _ ) <text:span text:style-name="T2">( L | N | _ )*</text:span></text:p>
          </table:table-cell>
        </table:table-row>
        <table:table-row>
          <table:table-cell table:style-name="Table2.A11" office:value-type="string">
            <text:p text:style-name="P63">6</text:p>
          </table:table-cell>
          <table:table-cell table:style-name="Table2.B11" office:value-type="string">
            <text:p text:style-name="P47"/>
          </table:table-cell>
          <table:table-cell table:style-name="Table2.C11" office:value-type="string">
            <text:p text:style-name="P47">INTEGER</text:p>
          </table:table-cell>
          <table:table-cell table:style-name="Table2.D11" office:value-type="string">
            <text:p text:style-name="P47">N+</text:p>
          </table:table-cell>
        </table:table-row>
        <table:table-row>
          <table:table-cell table:style-name="Table2.A11" office:value-type="string">
            <text:p text:style-name="P63">7</text:p>
          </table:table-cell>
          <table:table-cell table:style-name="Table2.B11" office:value-type="string">
            <text:p text:style-name="P47">Red</text:p>
          </table:table-cell>
          <table:table-cell table:style-name="Table2.C11" office:value-type="string">
            <text:p text:style-name="P47">RED</text:p>
          </table:table-cell>
          <table:table-cell table:style-name="Table2.D11" office:value-type="string">
            <text:p text:style-name="P50">Red</text:p>
          </table:table-cell>
        </table:table-row>
        <table:table-row>
          <table:table-cell table:style-name="Table2.A11" office:value-type="string">
            <text:p text:style-name="P63">8</text:p>
          </table:table-cell>
          <table:table-cell table:style-name="Table2.B11" office:value-type="string">
            <text:p text:style-name="P47">Blue</text:p>
          </table:table-cell>
          <table:table-cell table:style-name="Table2.C11" office:value-type="string">
            <text:p text:style-name="P47">BLUE</text:p>
          </table:table-cell>
          <table:table-cell table:style-name="Table2.D11" office:value-type="string">
            <text:p text:style-name="P50">Blue</text:p>
          </table:table-cell>
        </table:table-row>
        <table:table-row>
          <table:table-cell table:style-name="Table2.A11" office:value-type="string">
            <text:p text:style-name="P63">9</text:p>
          </table:table-cell>
          <table:table-cell table:style-name="Table2.B11" office:value-type="string">
            <text:p text:style-name="P47">Green</text:p>
          </table:table-cell>
          <table:table-cell table:style-name="Table2.C11" office:value-type="string">
            <text:p text:style-name="P47">GREEN</text:p>
          </table:table-cell>
          <table:table-cell table:style-name="Table2.D11" office:value-type="string">
            <text:p text:style-name="P50">Green</text:p>
          </table:table-cell>
        </table:table-row>
        <table:table-row>
          <table:table-cell table:style-name="Table2.A11" office:value-type="string">
            <text:p text:style-name="P63">10</text:p>
          </table:table-cell>
          <table:table-cell table:style-name="Table2.B11" office:value-type="string">
            <text:p text:style-name="P50">HEX</text:p>
          </table:table-cell>
          <table:table-cell table:style-name="Table2.C11" office:value-type="string">
            <text:p text:style-name="P50">HEX</text:p>
          </table:table-cell>
          <table:table-cell table:style-name="Table2.D11" office:value-type="string">
            <text:p text:style-name="P50">HEX</text:p>
          </table:table-cell>
        </table:table-row>
        <table:table-row>
          <table:table-cell table:style-name="Table2.A12" office:value-type="string">
            <text:p text:style-name="P63">11</text:p>
          </table:table-cell>
          <table:table-cell table:style-name="Table2.B12" office:value-type="string">
            <text:p text:style-name="P41"/>
          </table:table-cell>
          <table:table-cell table:style-name="Table2.C12" office:value-type="string">
            <text:p text:style-name="P50">HEXCODE</text:p>
          </table:table-cell>
          <table:table-cell table:style-name="Table2.D12" office:value-type="string">
            <text:p text:style-name="P50">#HHHHHH</text:p>
          </table:table-cell>
        </table:table-row>
        <table:table-row>
          <table:table-cell table:style-name="Table2.A13" office:value-type="string">
            <text:p text:style-name="P63">12</text:p>
          </table:table-cell>
          <table:table-cell table:style-name="Table2.B13" office:value-type="string">
            <text:p text:style-name="P56">COLORES </text:p>
          </table:table-cell>
          <table:table-cell table:style-name="Table2.C13" office:value-type="string">
            <text:p text:style-name="P56"><text:bookmark-start text:name="__DdeLink__139_3869812453"/><text:bookmark-start text:name="__DdeLink__137_3869812453"/>COLORS<text:bookmark-end text:name="__DdeLink__139_3869812453"/><text:bookmark-end text:name="__DdeLink__137_3869812453"/></text:p>
          </table:table-cell>
          <table:table-cell table:style-name="Table2.D13" office:value-type="string">
            <text:p text:style-name="P56">COLORES</text:p>
          </table:table-cell>
        </table:table-row>
      </table:table>
      <text:p text:style-name="P2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Analsis <text:span text:style-name="T10">Sintactico</text:span></text:p>
      <text:p text:style-name="P24"/>
      <text:p text:style-name="P30">G = {N, T, P, S}</text:p>
      <text:p text:style-name="P30"/>
      <text:p text:style-name="P32">N = {<text:tab/><text:bookmark-start text:name="__DdeLink__146_3869812453"/><text:span text:style-name="T22">canvases, color, </text:span><text:span text:style-name="T23">color</text:span><text:span text:style-name="T21">Attribute, </text:span><text:span text:style-name="T20">color</text:span><text:span text:style-name="T24">RGB, </text:span><text:span text:style-name="T21">integerValue</text:span><text:bookmark-end text:name="__DdeLink__146_3869812453"/><text:span text:style-name="T21">, </text:span><text:span text:style-name="T26">colors</text:span>}</text:p>
      <text:p text:style-name="P30"/>
      <text:p text:style-name="P30">T = {<text:tab/><text:bookmark-start text:name="__DdeLink__20_38698124531"/><text:bookmark-start text:name="__DdeLink__144_3869812453"/><text:span text:style-name="T1">CURLYBRACKETO</text:span><text:bookmark-end text:name="__DdeLink__20_38698124531"/><text:span text:style-name="T1">, CURLYBRACKET</text:span>C, <text:span text:style-name="T1">COLON, COMMA, ID, INTEGER, RED, BLUE, <text:tab/>GREEN, HEX, HEXCODE, COLORS</text:span><text:bookmark-end text:name="__DdeLink__144_3869812453"/>}</text:p>
      <text:p text:style-name="P30"/>
      <text:p text:style-name="P30">S = <text:s/><text:span text:style-name="T22">colors</text:span></text:p>
      <text:p text:style-name="P30"/>
      <text:p text:style-name="P31">P = { <text:s text:c="3"/><text:bookmark-start text:name="__DdeLink__154_3869812453"/><text:span text:style-name="T22">colors</text:span>→ <text:s/><text:bookmark-start text:name="__DdeLink__22_38698124531"/><text:span text:style-name="T1">CURLYBRACKETO COLORS COLON <text:s/>CURLYBRACKETO <text:s/></text:span><text:span text:style-name="T25">canvas</text:span><text:bookmark-end text:name="__DdeLink__22_38698124531"/><text:span text:style-name="T25">ses</text:span><text:tab/><text:tab/><text:tab/><text:tab/> <text:s text:c="5"/><text:span text:style-name="T1">CURLYBRACKET</text:span>C <text:span text:style-name="T1">CURLYBRACKET</text:span>C</text:p>
      <text:p text:style-name="P30"/>
      <text:p text:style-name="P30"><text:tab/><text:span text:style-name="T22">canvases</text:span><text:span text:style-name="T44"> → <text:s/>ID COLON </text:span><text:span text:style-name="T5">CURLYBRACKETO </text:span><text:span text:style-name="T32">color</text:span><text:span text:style-name="T6"> </text:span><text:span text:style-name="T1">CURLYBRACKET</text:span>C <text:span text:style-name="T44">COMMA </text:span><text:span text:style-name="T22">canvases</text:span></text:p>
      <text:p text:style-name="P37"><text:tab/><text:tab/> <text:s text:c="10"/>| ID COLON <text:span text:style-name="T5">CURLYBRACKETO </text:span><text:span text:style-name="T32">color</text:span><text:span text:style-name="T6"> </text:span><text:span text:style-name="T5"><text:s/></text:span><text:span text:style-name="T1">CURLYBRACKETC </text:span></text:p>
      <text:p text:style-name="P37"/>
      <text:p text:style-name="P38"><text:tab/><text:span text:style-name="T19">color</text:span>→ <text:s text:c="2"/><text:span text:style-name="T15">ID COLON </text:span><text:span text:style-name="T16">CURLYBRACKETO </text:span><text:span text:style-name="T34">colorAttribute</text:span><text:span text:style-name="T17"> </text:span><text:span text:style-name="T18">CURLYBRACKETC </text:span><text:span text:style-name="T15">COMMA </text:span><text:span text:style-name="T34">color</text:span></text:p>
      <text:p text:style-name="P38"><text:tab/><text:tab/> <text:s text:c="2"/>| ID COLON <text:span text:style-name="T5">CURLYBRACKETO </text:span><text:span text:style-name="T34">colorAttribute</text:span><text:span text:style-name="T17"> <text:s/></text:span><text:span text:style-name="T1">CURLYBRACKETC </text:span></text:p>
      <text:p text:style-name="P38"/>
      <text:p text:style-name="P31"><text:tab/> <text:span text:style-name="T23">color</text:span><text:span text:style-name="T21">Attribute</text:span><text:span text:style-name="T11"> → <text:s/>HEX COLON HEXCODE</text:span></text:p>
      <text:p text:style-name="P31"><text:tab/><text:tab/><text:tab/> <text:s text:c="8"/><text:span text:style-name="T12">| </text:span><text:span text:style-name="T20">color</text:span><text:span text:style-name="T24">RGB</text:span><text:span text:style-name="T12"> COMMA </text:span><text:span text:style-name="T20">color</text:span><text:span text:style-name="T24">RGB</text:span><text:span text:style-name="T12"> COMMA </text:span><text:span text:style-name="T20">color</text:span><text:span text:style-name="T24">RGB</text:span></text:p>
      <text:p text:style-name="P31"/>
      <text:p text:style-name="P31"><text:tab/><text:span text:style-name="T20">color</text:span><text:span text:style-name="T24">RGB</text:span><text:span text:style-name="T12"> → RED </text:span><text:span text:style-name="T20">integerValue</text:span></text:p>
      <text:p text:style-name="P31"><text:tab/><text:tab/> <text:s/><text:span text:style-name="T12">| GREEN </text:span><text:span text:style-name="T20">integerValue</text:span></text:p>
      <text:p text:style-name="P31"><text:tab/><text:tab/> <text:s/><text:span text:style-name="T12">| BLUE <text:s/></text:span><text:span text:style-name="T20">integerValue</text:span></text:p>
      <text:p text:style-name="P31"><text:span text:style-name="T20"/></text:p>
      <text:p text:style-name="P31"><text:span text:style-name="T21"><text:tab/>integerValue → </text:span><text:span text:style-name="T11">COLON INTEGER</text:span><text:bookmark-end text:name="__DdeLink__154_3869812453"/></text:p>
      <text:p text:style-name="P30">}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0">Archivo extension “<text:span text:style-name="T45">tmp</text:span>”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5"/>
      <text:p text:style-name="P25"/>
      <text:p text:style-name="P25"/>
      <text:p text:style-name="P25"/>
      <text:p text:style-name="P25"><text:soft-page-break/>Analsis Lexico</text:p>
      <text:p text:style-name="P3"/>
      <text:p text:style-name="P16"><text:span text:style-name="T1">Expresiones Regulares:</text:span></text:p>
      <text:list xml:id="list14946635604882" text:continue-list="list1813826343" text:style-name="L4">
        <text:list-item>
          <text:p text:style-name="P11"><text:span text:style-name="T1">Letras: <text:s/>L= [a-zA-Z]</text:span></text:p>
        </text:list-item>
      </text:list>
      <text:list xml:id="list4062642438" text:style-name="L8">
        <text:list-item>
          <text:p text:style-name="P15"><text:span text:style-name="T1">Numeros : <text:s/>N = [0-9]</text:span></text:p>
        </text:list-item>
      </text:list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55">No</text:p>
          </table:table-cell>
          <table:table-cell table:style-name="Table3.A1" office:value-type="string">
            <text:p text:style-name="P55">Lexema</text:p>
          </table:table-cell>
          <table:table-cell table:style-name="Table3.A1" office:value-type="string">
            <text:p text:style-name="P55">Token </text:p>
          </table:table-cell>
          <table:table-cell table:style-name="Table3.D1" office:value-type="string">
            <text:p text:style-name="P55">Expresion Regular</text:p>
          </table:table-cell>
        </table:table-row>
        <table:table-row>
          <table:table-cell table:style-name="Table3.A14" office:value-type="string">
            <text:p text:style-name="P58">1</text:p>
          </table:table-cell>
          <table:table-cell table:style-name="Table3.B14" office:value-type="string">
            <text:p text:style-name="P45">{</text:p>
          </table:table-cell>
          <table:table-cell table:style-name="Table3.C14" office:value-type="string">
            <text:p text:style-name="P45"><text:bookmark-start text:name="__DdeLink__65_38698124531"/>CURLYBRACKETO<text:bookmark-end text:name="__DdeLink__65_38698124531"/></text:p>
          </table:table-cell>
          <table:table-cell table:style-name="Table3.D14" office:value-type="string">
            <text:p text:style-name="P51">{</text:p>
          </table:table-cell>
        </table:table-row>
        <table:table-row>
          <table:table-cell table:style-name="Table3.A14" office:value-type="string">
            <text:p text:style-name="P58">2</text:p>
          </table:table-cell>
          <table:table-cell table:style-name="Table3.B14" office:value-type="string">
            <text:p text:style-name="P45">}</text:p>
          </table:table-cell>
          <table:table-cell table:style-name="Table3.C14" office:value-type="string">
            <text:p text:style-name="P45"><text:bookmark-start text:name="__DdeLink__67_38698124531"/>CURLYBRACKET<text:span text:style-name="T10">C</text:span><text:bookmark-end text:name="__DdeLink__67_38698124531"/></text:p>
          </table:table-cell>
          <table:table-cell table:style-name="Table3.D14" office:value-type="string">
            <text:p text:style-name="P51">}</text:p>
          </table:table-cell>
        </table:table-row>
        <table:table-row>
          <table:table-cell table:style-name="Table3.A14" office:value-type="string">
            <text:p text:style-name="P66">3</text:p>
          </table:table-cell>
          <table:table-cell table:style-name="Table3.B14" office:value-type="string">
            <text:p text:style-name="P65">[</text:p>
          </table:table-cell>
          <table:table-cell table:style-name="Table3.C14" office:value-type="string">
            <text:p text:style-name="P65">SQUAREBRACKETO</text:p>
          </table:table-cell>
          <table:table-cell table:style-name="Table3.D14" office:value-type="string">
            <text:p text:style-name="P65">[</text:p>
          </table:table-cell>
        </table:table-row>
        <table:table-row>
          <table:table-cell table:style-name="Table3.A14" office:value-type="string">
            <text:p text:style-name="P66">4</text:p>
          </table:table-cell>
          <table:table-cell table:style-name="Table3.B14" office:value-type="string">
            <text:p text:style-name="P65">]</text:p>
          </table:table-cell>
          <table:table-cell table:style-name="Table3.C14" office:value-type="string">
            <text:p text:style-name="P65">SQUAREBRACKETC</text:p>
          </table:table-cell>
          <table:table-cell table:style-name="Table3.D14" office:value-type="string">
            <text:p text:style-name="P65">]</text:p>
          </table:table-cell>
        </table:table-row>
        <table:table-row>
          <table:table-cell table:style-name="Table3.A14" office:value-type="string">
            <text:p text:style-name="P66">5</text:p>
          </table:table-cell>
          <table:table-cell table:style-name="Table3.B14" office:value-type="string">
            <text:p text:style-name="P42">:</text:p>
          </table:table-cell>
          <table:table-cell table:style-name="Table3.C14" office:value-type="string">
            <text:p text:style-name="P45"><text:bookmark-start text:name="__DdeLink__69_38698124531"/>COLON<text:bookmark-end text:name="__DdeLink__69_38698124531"/></text:p>
          </table:table-cell>
          <table:table-cell table:style-name="Table3.D14" office:value-type="string">
            <text:p text:style-name="P42">:</text:p>
          </table:table-cell>
        </table:table-row>
        <table:table-row>
          <table:table-cell table:style-name="Table3.A14" office:value-type="string">
            <text:p text:style-name="P66">6</text:p>
          </table:table-cell>
          <table:table-cell table:style-name="Table3.B14" office:value-type="string">
            <text:p text:style-name="P42">,</text:p>
          </table:table-cell>
          <table:table-cell table:style-name="Table3.C14" office:value-type="string">
            <text:p text:style-name="P45"><text:bookmark-start text:name="__DdeLink__71_38698124531"/>COMMA<text:bookmark-end text:name="__DdeLink__71_38698124531"/></text:p>
          </table:table-cell>
          <table:table-cell table:style-name="Table3.D14" office:value-type="string">
            <text:p text:style-name="P42">,</text:p>
          </table:table-cell>
        </table:table-row>
        <table:table-row>
          <table:table-cell table:style-name="Table3.A14" office:value-type="string">
            <text:p text:style-name="P66">7</text:p>
          </table:table-cell>
          <table:table-cell table:style-name="Table3.B14" office:value-type="string">
            <text:p text:style-name="P45"/>
          </table:table-cell>
          <table:table-cell table:style-name="Table3.C14" office:value-type="string">
            <text:p text:style-name="P45"><text:span text:style-name="T46">CANVAS</text:span><text:bookmark-start text:name="__DdeLink__101_38698124531"/>ID<text:bookmark-end text:name="__DdeLink__101_38698124531"/></text:p>
          </table:table-cell>
          <table:table-cell table:style-name="Table3.D14" office:value-type="string">
            <text:p text:style-name="P45">(L | _ ) <text:span text:style-name="T2">( L | N | _ )*</text:span></text:p>
          </table:table-cell>
        </table:table-row>
        <table:table-row>
          <table:table-cell table:style-name="Table3.A14" office:value-type="string">
            <text:p text:style-name="P66">8</text:p>
          </table:table-cell>
          <table:table-cell table:style-name="Table3.B14" office:value-type="string">
            <text:p text:style-name="P48"/>
          </table:table-cell>
          <table:table-cell table:style-name="Table3.C14" office:value-type="string">
            <text:p text:style-name="P48"><text:bookmark-start text:name="__DdeLink__103_38698124531"/>INTEGER<text:bookmark-end text:name="__DdeLink__103_38698124531"/></text:p>
          </table:table-cell>
          <table:table-cell table:style-name="Table3.D14" office:value-type="string">
            <text:p text:style-name="P48">N+</text:p>
          </table:table-cell>
        </table:table-row>
        <table:table-row>
          <table:table-cell table:style-name="Table3.A14" office:value-type="string">
            <text:p text:style-name="P66">9</text:p>
          </table:table-cell>
          <table:table-cell table:style-name="Table3.B14" office:value-type="string">
            <text:p text:style-name="P64">TIEMPOS</text:p>
          </table:table-cell>
          <table:table-cell table:style-name="Table3.C14" office:value-type="string">
            <text:p text:style-name="P64"><text:bookmark-start text:name="__DdeLink__437_3869812453"/>TIME<text:bookmark-end text:name="__DdeLink__437_3869812453"/></text:p>
          </table:table-cell>
          <table:table-cell table:style-name="Table3.D10" office:value-type="string">
            <text:p text:style-name="P64">TIEMPOS</text:p>
          </table:table-cell>
        </table:table-row>
        <table:table-row>
          <table:table-cell table:style-name="Table3.A14" office:value-type="string">
            <text:p text:style-name="P66">10</text:p>
          </table:table-cell>
          <table:table-cell table:style-name="Table3.B14" office:value-type="string">
            <text:p text:style-name="P65">inicio</text:p>
          </table:table-cell>
          <table:table-cell table:style-name="Table3.C14" office:value-type="string">
            <text:p text:style-name="P65"><text:bookmark-start text:name="__DdeLink__73_38698124531"/><text:bookmark-start text:name="__DdeLink__441_3869812453"/>S<text:bookmark-end text:name="__DdeLink__73_38698124531"/>TART<text:bookmark-end text:name="__DdeLink__441_3869812453"/></text:p>
          </table:table-cell>
          <table:table-cell table:style-name="Table3.D14" office:value-type="string">
            <text:p text:style-name="P65">inicio</text:p>
          </table:table-cell>
        </table:table-row>
        <table:table-row>
          <table:table-cell table:style-name="Table3.A14" office:value-type="string">
            <text:p text:style-name="P66">11</text:p>
          </table:table-cell>
          <table:table-cell table:style-name="Table3.B14" office:value-type="string">
            <text:p text:style-name="P65">fin</text:p>
          </table:table-cell>
          <table:table-cell table:style-name="Table3.C14" office:value-type="string">
            <text:p text:style-name="P65"><text:bookmark-start text:name="__DdeLink__75_38698124531"/><text:bookmark-start text:name="__DdeLink__445_3869812453"/>E<text:bookmark-end text:name="__DdeLink__75_38698124531"/>ND<text:bookmark-end text:name="__DdeLink__445_3869812453"/></text:p>
          </table:table-cell>
          <table:table-cell table:style-name="Table3.D14" office:value-type="string">
            <text:p text:style-name="P65">fin</text:p>
          </table:table-cell>
        </table:table-row>
        <table:table-row>
          <table:table-cell table:style-name="Table3.A14" office:value-type="string">
            <text:p text:style-name="P66">12</text:p>
          </table:table-cell>
          <table:table-cell table:style-name="Table3.B14" office:value-type="string">
            <text:p text:style-name="P48"/>
          </table:table-cell>
          <table:table-cell table:style-name="Table3.C14" office:value-type="string">
            <text:p text:style-name="P65"><text:bookmark-start text:name="__DdeLink__77_38698124531"/>L<text:bookmark-end text:name="__DdeLink__77_38698124531"/>ITERAL</text:p>
          </table:table-cell>
          <table:table-cell table:style-name="Table3.D14" office:value-type="string">
            <text:p text:style-name="P65">(“) ( <text:span text:style-name="T1">(L | _ ) ( L | N | _ )* </text:span>) (“)</text:p>
          </table:table-cell>
        </table:table-row>
        <table:table-row>
          <table:table-cell table:style-name="Table3.A14" office:value-type="string">
            <text:p text:style-name="P60">1<text:span text:style-name="T50">3</text:span></text:p>
          </table:table-cell>
          <table:table-cell table:style-name="Table3.B14" office:value-type="string">
            <text:p text:style-name="P65">imagenes</text:p>
          </table:table-cell>
          <table:table-cell table:style-name="Table3.C14" office:value-type="string">
            <text:p text:style-name="P65"><text:bookmark-start text:name="__DdeLink__79_38698124531"/><text:bookmark-start text:name="__DdeLink__105_38698124531"/><text:bookmark-start text:name="__DdeLink__451_3869812453"/>I<text:bookmark-end text:name="__DdeLink__79_38698124531"/><text:bookmark-end text:name="__DdeLink__105_38698124531"/>MAGES<text:bookmark-end text:name="__DdeLink__451_3869812453"/></text:p>
          </table:table-cell>
          <table:table-cell table:style-name="Table3.D14" office:value-type="string">
            <text:p text:style-name="P65">imagenes</text:p>
          </table:table-cell>
        </table:table-row>
        <table:table-row>
          <table:table-cell table:style-name="Table3.A15" office:value-type="string">
            <text:p text:style-name="P62">1<text:span text:style-name="T50">4</text:span></text:p>
          </table:table-cell>
          <table:table-cell table:style-name="Table3.B15" office:value-type="string">
            <text:p text:style-name="P65">id</text:p>
          </table:table-cell>
          <table:table-cell table:style-name="Table3.C15" office:value-type="string">
            <text:p text:style-name="P65"><text:bookmark-start text:name="__DdeLink__107_38698124531"/><text:bookmark-start text:name="__DdeLink__455_3869812453"/>I<text:bookmark-end text:name="__DdeLink__107_38698124531"/>D<text:bookmark-end text:name="__DdeLink__455_3869812453"/></text:p>
          </table:table-cell>
          <table:table-cell table:style-name="Table3.D15" office:value-type="string">
            <text:p text:style-name="P65">id</text:p>
          </table:table-cell>
        </table:table-row>
        <table:table-row>
          <table:table-cell table:style-name="Table3.A16" office:value-type="string">
            <text:p text:style-name="P62">1<text:span text:style-name="T50">5</text:span></text:p>
          </table:table-cell>
          <table:table-cell table:style-name="Table3.B16" office:value-type="string">
            <text:p text:style-name="P65">duracion</text:p>
          </table:table-cell>
          <table:table-cell table:style-name="Table3.C16" office:value-type="string">
            <text:p text:style-name="P65"><text:bookmark-start text:name="__DdeLink__81_38698124531"/><text:bookmark-start text:name="__DdeLink__459_3869812453"/>D<text:bookmark-end text:name="__DdeLink__81_38698124531"/>URATION<text:bookmark-end text:name="__DdeLink__459_3869812453"/></text:p>
          </table:table-cell>
          <table:table-cell table:style-name="Table3.D16" office:value-type="string">
            <text:p text:style-name="P65">duracion</text:p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6"/>
      <text:p text:style-name="P26"><text:soft-page-break/>Analsis <text:span text:style-name="T10">Sintactico</text:span></text:p>
      <text:p text:style-name="P26"/>
      <text:p text:style-name="P34">G = {N, T, P, S}</text:p>
      <text:p text:style-name="P34"/>
      <text:p text:style-name="P36">N = {<text:tab/><text:bookmark-start text:name="__DdeLink__146_38698124531"/><text:bookmark-start text:name="__DdeLink__483_3869812453"/><text:span text:style-name="T27">times, </text:span><text:span text:style-name="T25">canvas, </text:span><text:span text:style-name="T27">timeAttributes, start, end, images, </text:span><text:span text:style-name="T28">imagesAttibutes, </text:span><text:span text:style-name="T29">attribute, </text:span><text:span text:style-name="T28">duration, </text:span><text:span text:style-name="T29">id</text:span><text:bookmark-end text:name="__DdeLink__146_38698124531"/><text:bookmark-end text:name="__DdeLink__483_3869812453"/>}</text:p>
      <text:p text:style-name="P34"/>
      <text:p text:style-name="P34">T = { <text:bookmark-start text:name="__DdeLink__144_38698124531"/><text:span text:style-name="T1">C</text:span><text:bookmark-start text:name="__DdeLink__481_3869812453"/><text:span text:style-name="T1">URLYBRACKETO, CURLYBRACKET</text:span>C, SQUAREBRACKETO, SQUAREBRACKETC, <text:tab/><text:span text:style-name="T1">COLON, COMMA, CANVAS</text:span><text:bookmark-start text:name="__DdeLink__101_386981245311"/><text:span text:style-name="T1">ID</text:span><text:bookmark-end text:name="__DdeLink__101_386981245311"/><text:span text:style-name="T1">, INTEGER, TIME, </text:span><text:bookmark-start text:name="__DdeLink__73_386981245311"/><text:span text:style-name="T1">S</text:span><text:bookmark-end text:name="__DdeLink__73_386981245311"/><text:span text:style-name="T1">TART, </text:span><text:bookmark-start text:name="__DdeLink__75_386981245311"/><text:span text:style-name="T1">E</text:span><text:bookmark-end text:name="__DdeLink__75_386981245311"/><text:span text:style-name="T1">ND, </text:span><text:bookmark-start text:name="__DdeLink__77_386981245311"/><text:span text:style-name="T1">L</text:span><text:bookmark-end text:name="__DdeLink__77_386981245311"/><text:span text:style-name="T1">ITERAL, </text:span><text:bookmark-start text:name="__DdeLink__105_386981245311"/><text:bookmark-start text:name="__DdeLink__79_386981245311"/><text:span text:style-name="T1">I</text:span><text:bookmark-end text:name="__DdeLink__105_386981245311"/><text:bookmark-end text:name="__DdeLink__79_386981245311"/><text:span text:style-name="T1">MAGES, </text:span><text:bookmark-start text:name="__DdeLink__107_386981245311"/><text:span text:style-name="T1">I</text:span><text:bookmark-end text:name="__DdeLink__107_386981245311"/><text:span text:style-name="T1">D, <text:tab/></text:span><text:bookmark-start text:name="__DdeLink__81_386981245311"/><text:span text:style-name="T1">D</text:span><text:bookmark-end text:name="__DdeLink__81_386981245311"/><text:span text:style-name="T1">URATION</text:span><text:bookmark-end text:name="__DdeLink__144_38698124531"/><text:bookmark-end text:name="__DdeLink__481_3869812453"/>}</text:p>
      <text:p text:style-name="P34"/>
      <text:p text:style-name="P34">S = <text:s/><text:span text:style-name="T27">times</text:span></text:p>
      <text:p text:style-name="P34"/>
      <text:p text:style-name="P34">P = { <text:s text:c="2"/><text:bookmark-start text:name="__DdeLink__463_3869812453"/><text:span text:style-name="T27">times</text:span><text:span text:style-name="T47"> → <text:s/></text:span><text:s/><text:span text:style-name="T1">CURLYBRACKETO TIME COLON <text:s/>CURLYBRACKETO <text:s/></text:span><text:span text:style-name="T25">canvas</text:span><text:tab/><text:tab/><text:tab/><text:tab/> <text:s text:c="3"/><text:tab/> <text:s text:c="4"/><text:span text:style-name="T1">CURLYBRACKET</text:span>C <text:span text:style-name="T1">CURLYBRACKET</text:span>C</text:p>
      <text:p text:style-name="P34"/>
      <text:p text:style-name="P35"><text:tab/> <text:span text:style-name="T25">canvas </text:span><text:span text:style-name="T40">→</text:span><text:span text:style-name="T41"> <text:s/></text:span><text:span text:style-name="T7">CANVASID COLON <text:s/>CURLYBRACKETO </text:span><text:span text:style-name="T33">timeAttributes</text:span><text:span text:style-name="T7"> COMMA <text:s/></text:span><text:span text:style-name="T33">timeAttributes</text:span><text:span text:style-name="T7"><text:tab/> <text:tab/><text:tab/> <text:s text:c="8"/>COMMA </text:span><text:span text:style-name="T33">timeAttributes</text:span><text:span text:style-name="T7"> CURLYBRACKET</text:span><text:span text:style-name="T4">C <text:s/></text:span><text:span text:style-name="T7">COMMA </text:span><text:span text:style-name="T33">canvas</text:span></text:p>
      <text:p text:style-name="P35"><text:tab/><text:tab/> <text:s text:c="7"/><text:span text:style-name="T47">| CANVASID COLON <text:s/>CURLYBRACKETO </text:span><text:span text:style-name="T33">timeAttributes</text:span><text:span text:style-name="T7"> <text:s/>COMMA <text:s/><text:tab/><text:tab/><text:tab/><text:tab/> <text:s text:c="10"/></text:span><text:span text:style-name="T33">timeAttributes</text:span><text:span text:style-name="T7"><text:tab/>COMMA </text:span><text:span text:style-name="T33">timeAttributes</text:span><text:span text:style-name="T47"> <text:s/>CURLYBRACKET</text:span>C <text:tab/><text:tab/><text:tab/> <text:s text:c="6"/></text:p>
      <text:p text:style-name="P34"><text:span text:style-name="T22"/></text:p>
      <text:p text:style-name="P34"><text:span text:style-name="T22"><text:tab/></text:span><text:span text:style-name="T27">timeAttributes </text:span><text:span text:style-name="T47">→</text:span><text:span text:style-name="T27"> <text:s/>start</text:span></text:p>
      <text:p text:style-name="P34"><text:tab/><text:tab/><text:tab/> <text:s text:c="8"/><text:span text:style-name="T47">| </text:span><text:span text:style-name="T27">end</text:span></text:p>
      <text:p text:style-name="P34"><text:tab/><text:tab/><text:tab/> <text:s text:c="8"/><text:span text:style-name="T47">| </text:span><text:span text:style-name="T27">images</text:span></text:p>
      <text:p text:style-name="P34"/>
      <text:p text:style-name="P34"><text:tab/><text:span text:style-name="T27">start</text:span><text:span text:style-name="T47"> → START COLON LITERAL</text:span></text:p>
      <text:p text:style-name="P34"/>
      <text:p text:style-name="P34"><text:tab/><text:span text:style-name="T27">end</text:span><text:span text:style-name="T47"> → <text:s/>END COLON LITERAL</text:span></text:p>
      <text:p text:style-name="P34"/>
      <text:p text:style-name="P35"><text:tab/><text:span text:style-name="T27">images</text:span><text:span text:style-name="T47"> → IMAGES COLON </text:span>SQUAREBRACKETO <text:s/><text:span text:style-name="T28">imagesAttributes <text:tab/><text:tab/><text:tab/><text:tab/><text:tab/> <text:s text:c="5"/></text:span>SQUAREBRACKET<text:span text:style-name="T48">C</text:span></text:p>
      <text:p text:style-name="P35"/>
      <text:p text:style-name="P36"><text:tab/><text:span text:style-name="T28">imagesAttibutes</text:span><text:span text:style-name="T48"> → <text:s/>CURLYBRACKETO <text:s/></text:span><text:span text:style-name="T28">attribute</text:span><text:span text:style-name="T48"> COMMA </text:span><text:span text:style-name="T28">attribute</text:span><text:span text:style-name="T48"> CURLYBRACKETC <text:tab/><text:tab/><text:tab/><text:tab/>COMMA <text:s/></text:span><text:span text:style-name="T28">imagesAttributes</text:span></text:p>
      <text:p text:style-name="P36"><text:tab/><text:tab/><text:tab/> <text:s text:c="8"/><text:span text:style-name="T48">| CURLYBRACKETO <text:s/></text:span><text:span text:style-name="T28">attribute</text:span><text:span text:style-name="T48"> COMMA </text:span><text:span text:style-name="T28">attribute </text:span><text:span text:style-name="T48">CURLYBRACKETC</text:span></text:p>
      <text:p text:style-name="P36"/>
      <text:p text:style-name="P36"><text:tab/><text:span text:style-name="T29">attribute</text:span><text:span text:style-name="T49"> → </text:span><text:span text:style-name="T29">duration</text:span><text:span text:style-name="T49"><text:tab/></text:span></text:p>
      <text:p text:style-name="P36"><text:tab/><text:tab/> <text:s text:c="9"/><text:span text:style-name="T49">| </text:span><text:span text:style-name="T29">id</text:span></text:p>
      <text:p text:style-name="P35"/>
      <text:p text:style-name="P35"><text:tab/><text:span text:style-name="T28">duration</text:span><text:span text:style-name="T48"> → DURATION COLON INTEGER</text:span></text:p>
      <text:p text:style-name="P35"/>
      <text:p text:style-name="P35"><text:tab/><text:span text:style-name="T29">id</text:span><text:span text:style-name="T49"> → ID COLON LITERAL</text:span><text:bookmark-end text:name="__DdeLink__463_3869812453"/></text:p>
      <text:p text:style-name="P35"><text:bookmark-start text:name="__DdeLink__154_38698124531"/><text:bookmark-end text:name="__DdeLink__154_38698124531"/></text:p>
      <text:p text:style-name="P34">}</text:p>
      <text:p text:style-name="P34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9T16:03:47.777416219</meta:creation-date>
    <dc:date>2020-05-20T01:49:44.563982252</dc:date>
    <meta:editing-duration>PT14M31S</meta:editing-duration>
    <meta:editing-cycles>2</meta:editing-cycles>
    <meta:generator>LibreOffice/6.0.7.3$Linux_X86_64 LibreOffice_project/00m0$Build-3</meta:generator>
    <meta:document-statistic meta:table-count="3" meta:image-count="0" meta:object-count="0" meta:page-count="9" meta:paragraph-count="286" meta:word-count="716" meta:character-count="4641" meta:non-whitespace-character-count="3827"/>
  </office:meta>
</office:document-meta>
</file>